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egoe UI Emoji" svg:font-family="'Segoe UI Emoj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Quotations">
      <style:paragraph-properties fo:margin-left="0cm" fo:margin-right="0cm" fo:text-indent="0cm" style:auto-text-indent="false">
        <style:tab-stops/>
      </style:paragraph-properties>
      <style:text-properties style:font-name="Aptos Display" fo:font-size="14pt" style:font-size-asian="14pt" style:font-size-complex="14pt"/>
    </style:style>
    <style:style style:name="P2" style:family="paragraph" style:parent-style-name="Normal_20__28_Web_29_">
      <style:paragraph-properties fo:margin-left="0.73cm" fo:margin-right="0cm" fo:text-indent="0cm" style:auto-text-indent="false">
        <style:tab-stops/>
      </style:paragraph-properties>
      <style:text-properties style:font-name="Aptos Display" fo:font-size="14pt" style:font-size-asian="14pt" style:font-size-complex="14pt"/>
    </style:style>
    <style:style style:name="P3" style:family="paragraph" style:parent-style-name="Normal_20__28_Web_29_">
      <style:text-properties style:font-name="Aptos Display" fo:font-size="14pt" style:font-size-asian="14pt" style:font-size-complex="14pt"/>
    </style:style>
    <style:style style:name="P4" style:family="paragraph" style:parent-style-name="Quotations">
      <style:paragraph-properties fo:margin-left="0cm" fo:margin-right="0cm" fo:text-indent="0cm" style:auto-text-indent="false">
        <style:tab-stops/>
      </style:paragraph-properties>
      <style:text-properties style:font-name="Aptos Display" fo:font-size="14pt" fo:language="en" fo:country="US" fo:font-weight="bold" style:font-size-asian="14pt" style:font-weight-asian="bold" style:font-size-complex="14pt" style:font-weight-complex="bold"/>
    </style:style>
    <style:style style:name="P5" style:family="paragraph" style:parent-style-name="Normal_20__28_Web_29_">
      <style:text-properties style:font-name="Aptos Display" fo:font-size="14pt" fo:language="en" fo:country="US" fo:font-weight="bold" style:font-size-asian="14pt" style:font-weight-asian="bold" style:font-size-complex="14pt" style:font-weight-complex="bold"/>
    </style:style>
    <style:style style:name="P6" style:family="paragraph" style:parent-style-name="Quotations">
      <style:paragraph-properties fo:margin-left="0cm" fo:margin-right="0cm" fo:text-indent="0cm" style:auto-text-indent="false">
        <style:tab-stops/>
      </style:paragraph-properties>
      <style:text-properties style:font-name="Aptos Display" fo:font-size="14pt" fo:language="en" fo:country="US" style:font-size-asian="14pt" style:font-size-complex="14pt"/>
    </style:style>
    <style:style style:name="P7" style:family="paragraph" style:parent-style-name="Normal_20__28_Web_29_">
      <style:text-properties style:font-name="Aptos Display" fo:font-size="14pt" fo:language="en" fo:country="US" style:font-size-asian="14pt" style:font-size-complex="14pt"/>
    </style:style>
    <style:style style:name="P8" style:family="paragraph" style:parent-style-name="Standard">
      <style:text-properties style:font-name="Aptos Display" fo:font-size="14pt" fo:language="en" fo:country="US" style:font-size-asian="14pt" style:font-size-complex="14pt"/>
    </style:style>
    <style:style style:name="P9" style:family="paragraph" style:parent-style-name="Normal_20__28_Web_29_">
      <style:text-properties style:font-name="Aptos Display" fo:font-size="14pt" fo:font-weight="bold" style:font-size-asian="14pt" style:font-weight-asian="bold" style:font-size-complex="14pt" style:font-weight-complex="bold"/>
    </style:style>
    <style:style style:name="P10" style:family="paragraph" style:parent-style-name="Quotations">
      <style:paragraph-properties fo:margin-left="0cm" fo:margin-right="0cm" fo:text-indent="0cm" style:auto-text-indent="false">
        <style:tab-stops/>
      </style:paragraph-properties>
    </style:style>
    <style:style style:name="P11" style:family="paragraph" style:parent-style-name="Text_20_body">
      <style:paragraph-properties fo:margin-left="0cm" fo:margin-right="1cm" fo:text-indent="0cm" style:auto-text-indent="false"/>
    </style:style>
    <style:style style:name="P12" style:family="paragraph" style:parent-style-name="Normal">
      <style:paragraph-properties fo:margin-left="0cm" fo:margin-right="1cm" fo:text-indent="0cm" style:auto-text-indent="false"/>
    </style:style>
    <style:style style:name="P13" style:family="paragraph" style:parent-style-name="Quotations">
      <style:paragraph-properties fo:margin-left="0cm" fo:margin-right="1cm" fo:text-indent="0cm" style:auto-text-indent="false"/>
    </style:style>
    <style:style style:name="P14" style:family="paragraph" style:parent-style-name="Quotations">
      <style:paragraph-properties fo:margin-left="0cm" fo:margin-right="1cm" fo:text-indent="0cm" style:auto-text-indent="false"/>
      <style:text-properties officeooo:paragraph-rsid="000ff409"/>
    </style:style>
    <style:style style:name="P15" style:family="paragraph" style:parent-style-name="Normal_20__28_Web_29_">
      <style:text-properties officeooo:paragraph-rsid="000ff409"/>
    </style:style>
    <style:style style:name="P16" style:family="paragraph" style:parent-style-name="Quotations">
      <style:paragraph-properties fo:margin-left="0cm" fo:margin-right="1cm" fo:text-indent="0cm" style:auto-text-indent="false"/>
      <style:text-properties officeooo:paragraph-rsid="001252dc"/>
    </style:style>
    <style:style style:name="P17" style:family="paragraph" style:parent-style-name="Horizontal_20_Line">
      <style:text-properties fo:font-size="14pt" style:font-size-asian="14pt" style:font-size-complex="14pt"/>
    </style:style>
    <style:style style:name="P18" style:family="paragraph" style:parent-style-name="Quotations">
      <style:paragraph-properties fo:margin-left="0cm" fo:margin-right="1cm" fo:text-indent="0cm" style:auto-text-indent="false"/>
      <style:text-properties fo:font-size="14pt" style:font-size-asian="14pt" style:font-size-complex="14pt"/>
    </style:style>
    <style:style style:name="P19" style:family="paragraph" style:parent-style-name="Quotations">
      <style:text-properties fo:font-size="14pt" style:font-size-asian="14pt" style:font-size-complex="14pt"/>
    </style:style>
    <style:style style:name="P20" style:family="paragraph" style:parent-style-name="Quotations">
      <style:paragraph-properties fo:margin-left="1cm" fo:margin-right="1cm" fo:text-indent="0cm" style:auto-text-indent="false"/>
      <style:text-properties fo:font-size="14pt" style:font-size-asian="14pt" style:font-size-complex="14pt"/>
    </style:style>
    <style:style style:name="P21" style:family="paragraph" style:parent-style-name="Quotations">
      <style:paragraph-properties fo:margin-left="0cm" fo:margin-right="1cm" fo:text-indent="0cm" style:auto-text-indent="false"/>
      <style:text-properties fo:font-size="14pt" officeooo:paragraph-rsid="000ff409" style:font-size-asian="14pt" style:font-size-complex="14pt"/>
    </style:style>
    <style:style style:name="P22" style:family="paragraph" style:parent-style-name="Text_20_body">
      <style:text-properties fo:font-size="14pt" style:font-size-asian="14pt" style:font-size-complex="14pt"/>
    </style:style>
    <style:style style:name="P23" style:family="paragraph" style:parent-style-name="Quotations">
      <style:paragraph-properties fo:margin-left="0cm" fo:margin-right="1cm" fo:text-indent="0cm" style:auto-text-indent="false"/>
      <style:text-properties fo:font-size="14pt" fo:language="en" fo:country="US" officeooo:rsid="001252dc" officeooo:paragraph-rsid="001252dc" style:font-size-asian="14pt" style:font-size-complex="14pt"/>
    </style:style>
    <style:style style:name="P24" style:family="paragraph" style:parent-style-name="Preformatted_20_Text">
      <style:paragraph-properties fo:margin-top="0cm" fo:margin-bottom="0.499cm" style:contextual-spacing="false" style:writing-mode="lr-tb"/>
    </style:style>
    <style:style style:name="P25" style:family="paragraph" style:parent-style-name="Preformatted_20_Text">
      <style:paragraph-properties fo:margin-left="1cm" fo:margin-right="1cm" fo:text-indent="0cm" style:auto-text-indent="false" style:writing-mode="lr-tb"/>
    </style:style>
    <style:style style:name="P26" style:family="paragraph" style:parent-style-name="Preformatted_20_Text">
      <style:paragraph-properties fo:margin-left="1cm" fo:margin-right="1cm" fo:margin-top="0cm" fo:margin-bottom="0.499cm" style:contextual-spacing="false" fo:text-indent="0cm" style:auto-text-indent="false" style:writing-mode="lr-tb"/>
    </style:style>
    <style:style style:name="P27" style:family="paragraph" style:parent-style-name="Quotations">
      <style:paragraph-properties fo:margin-left="0cm" fo:margin-right="1cm" fo:text-indent="0cm" style:auto-text-indent="false"/>
      <style:text-properties fo:language="en" fo:country="US" officeooo:rsid="001252dc" officeooo:paragraph-rsid="001252dc"/>
    </style:style>
    <style:style style:name="P28" style:family="paragraph" style:parent-style-name="Quotations">
      <style:paragraph-properties fo:margin-left="0cm" fo:margin-right="1cm" fo:text-indent="0cm" style:auto-text-indent="false"/>
      <style:text-properties fo:language="en" fo:country="US" officeooo:rsid="0014425b" officeooo:paragraph-rsid="0014425b"/>
    </style:style>
    <style:style style:name="P29" style:family="paragraph" style:parent-style-name="Preformatted_20_Text">
      <style:paragraph-properties style:writing-mode="lr-tb"/>
    </style:style>
    <style:style style:name="P30" style:family="paragraph" style:parent-style-name="Quotations">
      <style:paragraph-properties fo:margin-left="0cm" fo:margin-right="1cm" fo:text-indent="0cm" style:auto-text-indent="false"/>
      <style:text-properties officeooo:paragraph-rsid="0014425b"/>
    </style:style>
    <style:style style:name="P31" style:family="paragraph" style:parent-style-name="Standard" style:master-page-name="MP0">
      <style:paragraph-properties style:page-number="auto" fo:break-before="page"/>
    </style:style>
    <style:style style:name="P32" style:family="paragraph" style:parent-style-name="Heading_20_2">
      <style:paragraph-properties fo:margin-left="0cm" fo:margin-right="1cm" fo:text-indent="0cm" style:auto-text-indent="false"/>
    </style:style>
    <style:style style:name="P33" style:family="paragraph" style:parent-style-name="Heading_20_3">
      <style:paragraph-properties fo:margin-left="0cm" fo:margin-right="1cm" fo:text-indent="0cm" style:auto-text-indent="false"/>
      <style:text-properties officeooo:paragraph-rsid="000ff409"/>
    </style:style>
    <style:style style:name="P34" style:family="paragraph" style:parent-style-name="Heading_20_3">
      <style:paragraph-properties fo:margin-top="0.247cm" fo:margin-bottom="0.499cm" style:contextual-spacing="false"/>
    </style:style>
    <style:style style:name="P35" style:family="paragraph" style:parent-style-name="Heading_20_3">
      <style:paragraph-properties fo:margin-left="0cm" fo:margin-right="1cm" fo:text-indent="0cm" style:auto-text-indent="false"/>
    </style:style>
    <style:style style:name="P36" style:family="paragraph" style:parent-style-name="Heading_20_3">
      <style:paragraph-properties fo:margin-left="0cm" fo:margin-right="1cm" fo:text-indent="0cm" style:auto-text-indent="false"/>
      <style:text-properties officeooo:paragraph-rsid="001252dc"/>
    </style:style>
    <style:style style:name="P37" style:family="paragraph" style:parent-style-name="Normal_20__28_Web_29_" style:list-style-name="L4"/>
    <style:style style:name="P38" style:family="paragraph" style:parent-style-name="Normal_20__28_Web_29_" style:list-style-name="L5"/>
    <style:style style:name="P39" style:family="paragraph" style:parent-style-name="Normal_20__28_Web_29_" style:list-style-name="L6">
      <style:text-properties style:font-name="Aptos Display" fo:font-size="14pt" fo:language="en" fo:country="US" fo:font-weight="bold" style:font-size-asian="14pt" style:font-weight-asian="bold" style:font-size-complex="14pt" style:font-weight-complex="bold"/>
    </style:style>
    <style:style style:name="P40" style:family="paragraph" style:parent-style-name="Normal_20__28_Web_29_" style:list-style-name="L7">
      <style:text-properties style:font-name="Aptos Display" fo:font-size="14pt" style:font-size-asian="14pt" style:font-size-complex="14pt"/>
    </style:style>
    <style:style style:name="P41" style:family="paragraph" style:parent-style-name="Normal_20__28_Web_29_" style:list-style-name="L8">
      <style:text-properties style:font-name="Aptos Display" fo:font-size="14pt" style:font-size-asian="14pt" style:font-size-complex="14pt"/>
    </style:style>
    <style:style style:name="P42" style:family="paragraph" style:parent-style-name="Normal_20__28_Web_29_" style:list-style-name="L10">
      <style:text-properties style:font-name="Aptos Display" fo:font-size="14pt" style:font-size-asian="14pt" style:font-size-complex="14pt"/>
    </style:style>
    <style:style style:name="P43" style:family="paragraph" style:parent-style-name="Normal_20__28_Web_29_" style:list-style-name="L12">
      <style:text-properties style:font-name="Aptos Display" fo:font-size="14pt" style:font-size-asian="14pt" style:font-size-complex="14pt"/>
    </style:style>
    <style:style style:name="P44" style:family="paragraph" style:parent-style-name="Normal_20__28_Web_29_" style:list-style-name="L13">
      <style:text-properties style:font-name="Aptos Display" fo:font-size="14pt" style:font-size-asian="14pt" style:font-size-complex="14pt"/>
    </style:style>
    <style:style style:name="P45" style:family="paragraph" style:parent-style-name="Normal_20__28_Web_29_" style:list-style-name="L2">
      <style:text-properties style:font-name="Aptos Display" fo:font-size="14pt" fo:font-weight="bold" style:font-size-asian="14pt" style:font-weight-asian="bold" style:font-size-complex="14pt" style:font-weight-complex="bold"/>
    </style:style>
    <style:style style:name="P46" style:family="paragraph" style:parent-style-name="Normal_20__28_Web_29_" style:list-style-name="L11">
      <style:text-properties style:font-name="Aptos Display" fo:font-size="14pt" fo:font-weight="bold" style:font-size-asian="14pt" style:font-weight-asian="bold" style:font-size-complex="14pt" style:font-weight-complex="bold"/>
    </style:style>
    <style:style style:name="P47" style:family="paragraph" style:parent-style-name="Normal_20__28_Web_29_" style:list-style-name="L2"/>
    <style:style style:name="P48" style:family="paragraph" style:parent-style-name="Normal_20__28_Web_29_" style:list-style-name="L8"/>
    <style:style style:name="P49" style:family="paragraph" style:parent-style-name="Normal_20__28_Web_29_" style:list-style-name="L9"/>
    <style:style style:name="P50" style:family="paragraph" style:parent-style-name="Normal_20__28_Web_29_" style:list-style-name="L12"/>
    <style:style style:name="P51" style:family="paragraph" style:parent-style-name="Normal_20__28_Web_29_" style:list-style-name="L13"/>
    <style:style style:name="P52" style:family="paragraph" style:parent-style-name="Normal_20__28_Web_29_" style:list-style-name="L14"/>
    <style:style style:name="P53" style:family="paragraph" style:parent-style-name="Preformatted_20_Text" style:list-style-name="L16">
      <style:paragraph-properties fo:margin-top="0cm" fo:margin-bottom="0.499cm" style:contextual-spacing="false" style:writing-mode="lr-tb"/>
    </style:style>
    <style:style style:name="P54" style:family="paragraph" style:parent-style-name="Preformatted_20_Text" style:list-style-name="L20">
      <style:paragraph-properties fo:margin-top="0cm" fo:margin-bottom="0.499cm" style:contextual-spacing="false" style:writing-mode="lr-tb"/>
    </style:style>
    <style:style style:name="P55" style:family="paragraph" style:parent-style-name="Quotations" style:list-style-name="L1">
      <style:text-properties style:font-name="Aptos Display" fo:font-size="14pt" fo:font-weight="bold" style:font-size-asian="14pt" style:font-weight-asian="bold" style:font-size-complex="14pt" style:font-weight-complex="bold"/>
    </style:style>
    <style:style style:name="P56" style:family="paragraph" style:parent-style-name="Quotations" style:list-style-name="L2">
      <style:text-properties style:font-name="Aptos Display" fo:font-size="14pt" style:font-size-asian="14pt" style:font-size-complex="14pt"/>
    </style:style>
    <style:style style:name="P57" style:family="paragraph" style:parent-style-name="Quotations" style:list-style-name="L3">
      <style:text-properties style:font-name="Aptos Display" fo:font-size="14pt" style:font-size-asian="14pt" style:font-size-complex="14pt"/>
    </style:style>
    <style:style style:name="P58" style:family="paragraph" style:parent-style-name="Quotations" style:list-style-name="L2"/>
    <style:style style:name="P59" style:family="paragraph" style:parent-style-name="Quotations" style:list-style-name="L18"/>
    <style:style style:name="P60" style:family="paragraph" style:parent-style-name="Quotations" style:list-style-name="L18">
      <style:text-properties fo:font-size="14pt" style:font-size-asian="14pt" style:font-size-complex="14pt"/>
    </style:style>
    <style:style style:name="P61" style:family="paragraph" style:parent-style-name="Quotations" style:list-style-name="L24"/>
    <style:style style:name="P62" style:family="paragraph" style:parent-style-name="Quotations">
      <style:paragraph-properties fo:margin-left="0cm" fo:margin-right="0cm" fo:text-indent="0cm" style:auto-text-indent="false">
        <style:tab-stops/>
      </style:paragraph-properties>
    </style:style>
    <style:style style:name="P63" style:family="paragraph" style:parent-style-name="Text_20_body" style:list-style-name="L15"/>
    <style:style style:name="P64" style:family="paragraph" style:parent-style-name="Text_20_body" style:list-style-name="L15">
      <style:text-properties fo:font-size="14pt" style:font-size-asian="14pt" style:font-size-complex="14pt"/>
    </style:style>
    <style:style style:name="P65" style:family="paragraph" style:parent-style-name="Text_20_body" style:list-style-name="L16">
      <style:text-properties fo:font-size="14pt" style:font-size-asian="14pt" style:font-size-complex="14pt"/>
    </style:style>
    <style:style style:name="P66" style:family="paragraph" style:parent-style-name="Text_20_body" style:list-style-name="L17">
      <style:text-properties fo:font-size="14pt" style:font-size-asian="14pt" style:font-size-complex="14pt"/>
    </style:style>
    <style:style style:name="P67" style:family="paragraph" style:parent-style-name="Text_20_body" style:list-style-name="L19">
      <style:text-properties fo:font-size="14pt" style:font-size-asian="14pt" style:font-size-complex="14pt"/>
    </style:style>
    <style:style style:name="P68" style:family="paragraph" style:parent-style-name="Text_20_body" style:list-style-name="L20">
      <style:text-properties fo:font-size="14pt" style:font-size-asian="14pt" style:font-size-complex="14pt"/>
    </style:style>
    <style:style style:name="P69" style:family="paragraph" style:parent-style-name="Text_20_body" style:list-style-name="L16"/>
    <style:style style:name="P70" style:family="paragraph" style:parent-style-name="Text_20_body" style:list-style-name="L17"/>
    <style:style style:name="P71" style:family="paragraph" style:parent-style-name="Text_20_body" style:list-style-name="L18"/>
    <style:style style:name="P72" style:family="paragraph" style:parent-style-name="Text_20_body" style:list-style-name="L19"/>
    <style:style style:name="P73" style:family="paragraph" style:parent-style-name="Text_20_body" style:list-style-name="L20"/>
    <style:style style:name="P74" style:family="paragraph" style:parent-style-name="Text_20_body" style:list-style-name="L21">
      <style:text-properties officeooo:paragraph-rsid="001252dc"/>
    </style:style>
    <style:style style:name="P75" style:family="paragraph" style:parent-style-name="Text_20_body" style:list-style-name="L22"/>
    <style:style style:name="P76" style:family="paragraph" style:parent-style-name="Text_20_body" style:list-style-name="L23"/>
    <style:style style:name="T1" style:family="text">
      <style:text-properties style:font-name="Aptos Display" fo:font-size="14pt" fo:language="en" fo:country="US" fo:font-weight="bold" style:font-size-asian="14pt" style:font-weight-asian="bold" style:font-size-complex="14pt" style:font-weight-complex="bold"/>
    </style:style>
    <style:style style:name="T2" style:family="text">
      <style:text-properties style:font-name="Aptos Display" fo:font-size="14pt" fo:language="en" fo:country="US" style:font-size-asian="14pt" style:font-size-complex="14pt"/>
    </style:style>
    <style:style style:name="T3" style:family="text">
      <style:text-properties style:font-name="Aptos Display" fo:font-size="14pt" fo:language="en" fo:country="US" officeooo:rsid="000ff409" style:font-size-asian="14pt" style:font-size-complex="14pt"/>
    </style:style>
    <style:style style:name="T4" style:family="text">
      <style:text-properties style:font-name="Aptos Display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Aptos Display" fo:font-size="14pt" style:font-size-asian="14pt" style:font-size-complex="14pt"/>
    </style:style>
    <style:style style:name="T6" style:family="text">
      <style:text-properties style:font-name="Aptos Display" fo:font-size="14pt" fo:font-style="italic" style:font-size-asian="14pt" style:font-style-asian="italic" style:font-size-complex="14pt" style:font-style-complex="italic"/>
    </style:style>
    <style:style style:name="T7" style:family="text">
      <style:text-properties style:font-name="Segoe UI Emoji" fo:font-size="14pt" fo:language="en" fo:country="US" fo:font-weight="bold" style:font-size-asian="14pt" style:font-weight-asian="bold" style:font-name-complex="Segoe UI Emoji" style:font-size-complex="14pt" style:font-weight-complex="bold"/>
    </style:style>
    <style:style style:name="T8" style:family="text">
      <style:text-properties fo:language="en" fo:country="US" officeooo:rsid="001252dc"/>
    </style:style>
    <style:style style:name="T9" style:family="text">
      <style:text-properties fo:language="en" fo:country="US" officeooo:rsid="0014425b"/>
    </style:style>
    <style:style style:name="T10" style:family="text">
      <style:text-properties fo:language="en" fo:country="US" fo:font-style="normal" officeooo:rsid="0014425b" style:font-style-asian="normal" style:font-style-complex="normal"/>
    </style:style>
    <style:style style:name="T11" style:family="text">
      <style:text-properties fo:language="en" fo:country="US" fo:font-style="normal" fo:font-weight="bold" officeooo:rsid="0014425b" style:font-style-asian="normal" style:font-weight-asian="bold" style:font-style-complex="normal" style:font-weight-complex="bold"/>
    </style:style>
    <style:style style:name="T12" style:family="text">
      <style:text-properties fo:language="en" fo:country="US" fo:font-weight="bold" officeooo:rsid="0014425b" style:font-weight-asian="bold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language="en" fo:country="US" officeooo:rsid="000ff409" style:font-size-asian="14pt" style:font-size-complex="14pt"/>
    </style:style>
    <style:style style:name="T15" style:family="text">
      <style:text-properties fo:font-size="14pt" fo:language="en" fo:country="US" officeooo:rsid="00108d85" style:font-size-asian="14pt" style:font-size-complex="14pt"/>
    </style:style>
    <style:style style:name="T16" style:family="text">
      <style:text-properties fo:font-size="14pt" fo:language="en" fo:country="US" officeooo:rsid="001252dc" style:font-size-asian="14pt" style:font-size-complex="14pt"/>
    </style:style>
    <style:style style:name="T17" style:family="text">
      <style:text-properties fo:color="#000000" loext:opacity="100%" fo:font-size="14pt" style:font-size-asian="14pt" style:font-size-complex="14pt"/>
    </style:style>
    <style:style style:name="T18" style:family="text">
      <style:text-properties fo:color="#000000" loext:opacity="100%" fo:font-size="14pt" fo:language="en" fo:country="US" officeooo:rsid="001252dc" style:font-size-asian="14pt" style:font-size-complex="14pt"/>
    </style:style>
    <style:style style:name="T19" style:family="text">
      <style:text-properties officeooo:rsid="0014425b"/>
    </style:style>
    <style:style style:name="T20" style:family="text">
      <style:text-properties fo:font-weight="bold" style:font-weight-asian="bold" style:font-weight-complex="bold"/>
    </style:style>
    <text:list-style style:name="L1">
      <text:list-level-style-number text:level="1" loext:num-list-format="%1%" style:num-format="1" text:start-value="3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0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0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1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1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1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2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2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2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2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" style:num-format="1" text:start-value="3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loext:num-list-format="%1%.%2%" style:num-format="1" text:start-value="8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14LVL1" loext:num-list-format="%1%" text:bullet-char="">
        <style:list-level-properties text:list-level-position-and-space-mode="label-alignment">
          <style:list-level-label-alignment text:label-followed-by="listtab" fo:text-indent="-0.635cm" fo:margin-left="1.365cm"/>
        </style:list-level-properties>
        <style:text-properties style:font-name="Symbol"/>
      </text:list-level-style-bullet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text-indent="-0.635cm" fo:margin-left="2.635cm"/>
        </style:list-level-properties>
        <style:text-properties style:font-name="Courier New"/>
      </text:list-level-style-bullet>
      <text:list-level-style-bullet text:level="3" text:style-name="WW_5f_CharLFO14LVL3" loext:num-list-format="%3%" text:bullet-char="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style:font-name="Wingdings"/>
      </text:list-level-style-bullet>
      <text:list-level-style-bullet text:level="4" text:style-name="WW_5f_CharLFO14LVL4" loext:num-list-format="%4%" text:bullet-char="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style:font-name="Symbol"/>
      </text:list-level-style-bullet>
      <text:list-level-style-bullet text:level="5" text:style-name="WW_5f_CharLFO14LVL5" loext:num-list-format="%5%" text:bullet-char="o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style:font-name="Courier New"/>
      </text:list-level-style-bullet>
      <text:list-level-style-bullet text:level="6" text:style-name="WW_5f_CharLFO14LVL6" loext:num-list-format="%6%" text:bullet-char="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style:font-name="Wingdings"/>
      </text:list-level-style-bullet>
      <text:list-level-style-bullet text:level="7" text:style-name="WW_5f_CharLFO14LVL7" loext:num-list-format="%7%" text:bullet-char="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style:font-name="Symbol"/>
      </text:list-level-style-bullet>
      <text:list-level-style-bullet text:level="8" text:style-name="WW_5f_CharLFO14LVL8" loext:num-list-format="%8%" text:bullet-char="o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style:font-name="Courier New"/>
      </text:list-level-style-bullet>
      <text:list-level-style-bullet text:level="9" text:style-name="WW_5f_CharLFO14LVL9" loext:num-list-format="%9%" text:bullet-char="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1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1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6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6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%1%" style:num-format="1" text:start-value="5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loext:num-list-format="%1%.%2%" style:num-format="1" text:start-value="5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8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8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8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8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1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9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9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9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9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20LVL1" loext:num-list-format="%1%" text:bullet-char="">
        <style:list-level-properties text:list-level-position-and-space-mode="label-alignment">
          <style:list-level-label-alignment text:label-followed-by="listtab" fo:text-indent="-0.635cm" fo:margin-left="1.365cm"/>
        </style:list-level-properties>
        <style:text-properties style:font-name="Symbol"/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635cm" fo:margin-left="2.635cm"/>
        </style:list-level-properties>
        <style:text-properties style:font-name="Courier New"/>
      </text:list-level-style-bullet>
      <text:list-level-style-bullet text:level="3" text:style-name="WW_5f_CharLFO20LVL3" loext:num-list-format="%3%" text:bullet-char="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style:font-name="Wingdings"/>
      </text:list-level-style-bullet>
      <text:list-level-style-bullet text:level="4" text:style-name="WW_5f_CharLFO20LVL4" loext:num-list-format="%4%" text:bullet-char="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style:font-name="Symbol"/>
      </text:list-level-style-bullet>
      <text:list-level-style-bullet text:level="5" text:style-name="WW_5f_CharLFO20LVL5" loext:num-list-format="%5%" text:bullet-char="o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style:font-name="Courier New"/>
      </text:list-level-style-bullet>
      <text:list-level-style-bullet text:level="6" text:style-name="WW_5f_CharLFO20LVL6" loext:num-list-format="%6%" text:bullet-char="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style:font-name="Wingdings"/>
      </text:list-level-style-bullet>
      <text:list-level-style-bullet text:level="7" text:style-name="WW_5f_CharLFO20LVL7" loext:num-list-format="%7%" text:bullet-char="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style:font-name="Symbol"/>
      </text:list-level-style-bullet>
      <text:list-level-style-bullet text:level="8" text:style-name="WW_5f_CharLFO20LVL8" loext:num-list-format="%8%" text:bullet-char="o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style:font-name="Courier New"/>
      </text:list-level-style-bullet>
      <text:list-level-style-bullet text:level="9" text:style-name="WW_5f_CharLFO20LVL9" loext:num-list-format="%9%" text:bullet-char="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Strong_20_Emphasis"><text:span text:style-name="T5"><text:s/></text:span></text:span></text:p>
      <text:p text:style-name="P10"><text:span text:style-name="Default_20_Paragraph_20_Font"><text:span text:style-name="T5"/></text:span></text:p>
      <text:p text:style-name="P10"><text:span text:style-name="Default_20_Paragraph_20_Font"><text:span text:style-name="T1"/></text:span></text:p>
      <text:p text:style-name="P10"><text:span text:style-name="Default_20_Paragraph_20_Font"><text:span text:style-name="T5"/></text:span></text:p>
      <text:p text:style-name="P1"><text:span text:style-name="Default_20_Paragraph_20_Font"><text:span text:style-name="T4"/></text:span></text:p>
      <text:p text:style-name="P10"><text:span text:style-name="Default_20_Paragraph_20_Font"><text:span text:style-name="T5"/></text:span></text:p>
      <text:p text:style-name="P10"><text:span text:style-name="Default_20_Paragraph_20_Font"><text:span text:style-name="T4"/></text:span></text:p>
      <text:p text:style-name="P10"><text:span text:style-name="Default_20_Paragraph_20_Font"><text:span text:style-name="T4"/></text:span></text:p>
      <text:p text:style-name="P10"><text:span text:style-name="Default_20_Paragraph_20_Font"><text:span text:style-name="T1">3. </text:span></text:span><text:span text:style-name="Default_20_Paragraph_20_Font"><text:span text:style-name="T4">What Is a Programming Language?</text:span></text:span></text:p>
      <text:p text:style-name="P6">So now we know that a program is a set of instructions that tells a computer what to do.</text:p>
      <text:p text:style-name="P6">But her’s the question:</text:p>
      <text:p text:style-name="P6">How do we write those instructions?</text:p>
      <text:p text:style-name="P6">I mean, we don’t talk to computers in English, right?</text:p>
      <text:p text:style-name="P6">That’s where the idea of a programming language comes in.</text:p>
      <text:p text:style-name="P4">3.1 Definition</text:p>
      <text:p text:style-name="P6">A programming language is a special kind of language that allows humans to communicate with computers.</text:p>
      <text:p text:style-name="P6">It’s how we write those instructions — in a form the computer can understand and follow.</text:p>
      <text:p text:style-name="P6">Just like we use English or Spanish to talk to people, we use programming languages like Python, C++, or JavaScript to talk to computers.</text:p>
      <text:p text:style-name="P6">But there’s a twist — computers don’t actually speak these languages.</text:p>
      <text:p text:style-name="P6">They only understand machine language — 1s and 0s.</text:p>
      <text:p text:style-name="P6">So programming languages act as a translator between us and the machine.</text:p>
      <text:p text:style-name="P10"><text:soft-page-break/><text:span text:style-name="Default_20_Paragraph_20_Font"><text:span text:style-name="T2">3.2 </text:span></text:span><text:span text:style-name="Default_20_Paragraph_20_Font"><text:span text:style-name="T4">Why We Need Programming Languages</text:span></text:span></text:p>
      <text:p text:style-name="P10"><text:span text:style-name="Default_20_Paragraph_20_Font"><text:span text:style-name="T5">Imagine trying to give your friend directions using only “yes” or “no.”<text:line-break/>It would take forever!<text:line-break/>That’s what it’s like to program directly in 1s and 0s — called </text:span></text:span><text:span text:style-name="Default_20_Paragraph_20_Font"><text:span text:style-name="T4">binary code</text:span></text:span><text:span text:style-name="Default_20_Paragraph_20_Font"><text:span text:style-name="T5">.</text:span></text:span></text:p>
      <text:p text:style-name="P1">Early programmers actually did that! They’d flip switches, press buttons, or punch holes in cards to represent those 1s and 0s.<text:line-break/>Writing even a simple program could take hours or days.</text:p>
      <text:p text:style-name="P10"><text:span text:style-name="Default_20_Paragraph_20_Font"><text:span text:style-name="T5">So, to make life easier, humans invented </text:span></text:span><text:span text:style-name="Default_20_Paragraph_20_Font"><text:span text:style-name="T4">programming languages</text:span></text:span><text:span text:style-name="Default_20_Paragraph_20_Font"><text:span text:style-name="T5"> — tools that let us write code in a way that’s easier for </text:span></text:span><text:span text:style-name="Default_20_Paragraph_20_Font"><text:span text:style-name="T6">people</text:span></text:span><text:span text:style-name="Default_20_Paragraph_20_Font"><text:span text:style-name="T5"> to read and write, but can still be understood by computers after translation.</text:span></text:span></text:p>
      <text:list xml:id="list3915703192" text:style-name="L1">
        <text:list-item>
          <text:list>
            <text:list-item>
              <text:p text:style-name="P55">How Programming Languages Work</text:p>
            </text:list-item>
          </text:list>
        </text:list-item>
      </text:list>
      <text:p text:style-name="P1">Here’s how it happens behind the scenes:</text:p>
      <text:list xml:id="list883365429" text:style-name="L2">
        <text:list-item>
          <text:p text:style-name="P56">You write instructions in a programming language (like Python).</text:p>
        </text:list-item>
        <text:list-item>
          <text:p text:style-name="P58"><text:span text:style-name="Default_20_Paragraph_20_Font"><text:span text:style-name="T5">A </text:span></text:span><text:span text:style-name="Default_20_Paragraph_20_Font"><text:span text:style-name="T4">compiler</text:span></text:span><text:span text:style-name="Default_20_Paragraph_20_Font"><text:span text:style-name="T5"> or </text:span></text:span><text:span text:style-name="Default_20_Paragraph_20_Font"><text:span text:style-name="T4">interpreter</text:span></text:span><text:span text:style-name="Default_20_Paragraph_20_Font"><text:span text:style-name="T5"> translates those instructions into machine language — the 1s and 0s the CPU understands.</text:span></text:span></text:p>
        </text:list-item>
        <text:list-item>
          <text:p text:style-name="P56">The computer follows those instructions and performs the task.</text:p>
        </text:list-item>
      </text:list>
      <text:p text:style-name="P10"><text:span text:style-name="Default_20_Paragraph_20_Font"><text:span text:style-name="T5">So, programming languages are like </text:span></text:span><text:span text:style-name="Default_20_Paragraph_20_Font"><text:span text:style-name="T4">bridges</text:span></text:span><text:span text:style-name="Default_20_Paragraph_20_Font"><text:span text:style-name="T5"> between human logic and computer logic.</text:span></text:span></text:p>
      <text:p text:style-name="P10"><text:span text:style-name="Default_20_Paragraph_20_Font"><text:span text:style-name="T4">Analogy:</text:span></text:span></text:p>
      <text:p text:style-name="P1">Think of it like this —</text:p>
      <text:list xml:id="list2273002523" text:style-name="L3">
        <text:list-item>
          <text:p text:style-name="P57">You’re the director.</text:p>
        </text:list-item>
        <text:list-item>
          <text:p text:style-name="P57">The programming language is the translator.</text:p>
        </text:list-item>
        <text:list-item>
          <text:p text:style-name="P57">The computer is the actor.<text:line-break/>You tell the translator what you want, and the translator tells the actor exactly what to do.</text:p>
        </text:list-item>
      </text:list>
      <text:h text:style-name="Heading_20_3" text:outline-level="3"><text:span text:style-name="Strong"><text:span text:style-name="T1">3.4 </text:span></text:span><text:span text:style-name="Strong"><text:span text:style-name="T4">A Little History</text:span></text:span></text:h>
      <text:p text:style-name="Normal_20__28_Web_29_"><text:span text:style-name="Default_20_Paragraph_20_Font"><text:span text:style-name="T5">In the 1940s, the first programs were written in pure machine code — rows of 1s and 0s.<text:line-break/>Then came </text:span></text:span><text:span text:style-name="Strong"><text:span text:style-name="T5">assembly language</text:span></text:span><text:span text:style-name="Default_20_Paragraph_20_Font"><text:span text:style-name="T5">, which replaced those numbers with </text:span></text:span><text:soft-page-break/><text:span text:style-name="Default_20_Paragraph_20_Font"><text:span text:style-name="T5">short words called </text:span></text:span><text:span text:style-name="Emphasis"><text:span text:style-name="T5">mnemonics</text:span></text:span><text:span text:style-name="Default_20_Paragraph_20_Font"><text:span text:style-name="T5"> like </text:span></text:span><text:span text:style-name="HTML_20_Code"><text:span text:style-name="T5">ADD</text:span></text:span><text:span text:style-name="Default_20_Paragraph_20_Font"><text:span text:style-name="T5"> or </text:span></text:span><text:span text:style-name="HTML_20_Code"><text:span text:style-name="T5">JUMP</text:span></text:span><text:span text:style-name="Default_20_Paragraph_20_Font"><text:span text:style-name="T5">.<text:line-break/>That made things a little easier, but still pretty hard to read.</text:span></text:span></text:p>
      <text:p text:style-name="Normal_20__28_Web_29_"><text:span text:style-name="Default_20_Paragraph_20_Font"><text:span text:style-name="T5">In the 1950s and 60s, high-level languages like </text:span></text:span><text:span text:style-name="Strong"><text:span text:style-name="T5">FORTRAN</text:span></text:span><text:span text:style-name="Default_20_Paragraph_20_Font"><text:span text:style-name="T5">, </text:span></text:span><text:span text:style-name="Strong"><text:span text:style-name="T5">COBOL</text:span></text:span><text:span text:style-name="Default_20_Paragraph_20_Font"><text:span text:style-name="T5">, and </text:span></text:span><text:span text:style-name="Strong"><text:span text:style-name="T5">BASIC</text:span></text:span><text:span text:style-name="Default_20_Paragraph_20_Font"><text:span text:style-name="T5"> appeared.<text:line-break/>For the first time, programmers could write code that looked more like real sentences.</text:span></text:span></text:p>
      <text:p text:style-name="Normal_20__28_Web_29_"><text:span text:style-name="Default_20_Paragraph_20_Font"><text:span text:style-name="T5">Fast forward to today — we have hundreds of programming languages, each with its own purpose, personality, and community.</text:span></text:span></text:p>
      <text:p text:style-name="Normal_20__28_Web_29_"><text:span text:style-name="Default_20_Paragraph_20_Font"><text:span text:style-name="T1">3.5 </text:span></text:span><text:span text:style-name="Default_20_Paragraph_20_Font"><text:span text:style-name="T4">Examples of Modern Languages</text:span></text:span></text:p>
      <text:list xml:id="list911129134" text:style-name="L4">
        <text:list-item>
          <text:p text:style-name="P37"><text:span text:style-name="Default_20_Paragraph_20_Font"><text:span text:style-name="T4">Python</text:span></text:span><text:span text:style-name="Default_20_Paragraph_20_Font"><text:span text:style-name="T5"> – Easy to learn, great for beginners, used in AI, data, and web apps.</text:span></text:span></text:p>
        </text:list-item>
        <text:list-item>
          <text:p text:style-name="P37"><text:span text:style-name="Default_20_Paragraph_20_Font"><text:span text:style-name="T4">JavaScript</text:span></text:span><text:span text:style-name="Default_20_Paragraph_20_Font"><text:span text:style-name="T5"> – Runs websites and web apps; everything interactive online uses it.</text:span></text:span></text:p>
        </text:list-item>
        <text:list-item>
          <text:p text:style-name="P37"><text:span text:style-name="Default_20_Paragraph_20_Font"><text:span text:style-name="T4">C / C++</text:span></text:span><text:span text:style-name="Default_20_Paragraph_20_Font"><text:span text:style-name="T5"> – Very fast and powerful; used in systems, games, and embedded devices.</text:span></text:span></text:p>
        </text:list-item>
        <text:list-item>
          <text:p text:style-name="P37"><text:span text:style-name="Default_20_Paragraph_20_Font"><text:span text:style-name="T4">Java</text:span></text:span><text:span text:style-name="Default_20_Paragraph_20_Font"><text:span text:style-name="T5"> – Powers Android apps and many large systems.</text:span></text:span></text:p>
        </text:list-item>
        <text:list-item>
          <text:p text:style-name="P37"><text:span text:style-name="Default_20_Paragraph_20_Font"><text:span text:style-name="T4">Rust</text:span></text:span><text:span text:style-name="Default_20_Paragraph_20_Font"><text:span text:style-name="T5">, </text:span></text:span><text:span text:style-name="Default_20_Paragraph_20_Font"><text:span text:style-name="T4">Go</text:span></text:span><text:span text:style-name="Default_20_Paragraph_20_Font"><text:span text:style-name="T5">, </text:span></text:span><text:span text:style-name="Default_20_Paragraph_20_Font"><text:span text:style-name="T4">Swift</text:span></text:span><text:span text:style-name="Default_20_Paragraph_20_Font"><text:span text:style-name="T5"> – Modern languages built for safety, speed, and simplicity.</text:span></text:span></text:p>
        </text:list-item>
      </text:list>
      <text:p text:style-name="Normal_20__28_Web_29_"><text:span text:style-name="Default_20_Paragraph_20_Font"><text:span text:style-name="T5">Each one is like a different tool — some are like hammers, others like paintbrushes.<text:line-break/>You choose the one that best fits the job.</text:span></text:span></text:p>
      <text:p text:style-name="Normal_20__28_Web_29_"><text:span text:style-name="Default_20_Paragraph_20_Font"><text:span text:style-name="T7">3.6</text:span></text:span><text:span text:style-name="Default_20_Paragraph_20_Font"><text:span text:style-name="T4"> Why So Many Languages?</text:span></text:span></text:p>
      <text:p text:style-name="P3">People often ask, “Why don’t we just have one programming language for everything?”<text:line-break/>The truth is, different problems need different tools.</text:p>
      <text:list xml:id="list740268679" text:style-name="L5">
        <text:list-item>
          <text:p text:style-name="P38"><text:span text:style-name="Default_20_Paragraph_20_Font"><text:span text:style-name="T5">A game developer might care about </text:span></text:span><text:span text:style-name="Default_20_Paragraph_20_Font"><text:span text:style-name="T6">speed</text:span></text:span><text:span text:style-name="Default_20_Paragraph_20_Font"><text:span text:style-name="T5">.</text:span></text:span></text:p>
        </text:list-item>
        <text:list-item>
          <text:p text:style-name="P38"><text:span text:style-name="Default_20_Paragraph_20_Font"><text:span text:style-name="T5">A data scientist might care about </text:span></text:span><text:span text:style-name="Default_20_Paragraph_20_Font"><text:span text:style-name="T6">simplicity</text:span></text:span><text:span text:style-name="Default_20_Paragraph_20_Font"><text:span text:style-name="T5">.</text:span></text:span></text:p>
        </text:list-item>
        <text:list-item>
          <text:p text:style-name="P38"><text:span text:style-name="Default_20_Paragraph_20_Font"><text:span text:style-name="T5">A web designer might care about </text:span></text:span><text:span text:style-name="Default_20_Paragraph_20_Font"><text:span text:style-name="T6">interactivity</text:span></text:span><text:span text:style-name="Default_20_Paragraph_20_Font"><text:span text:style-name="T5">.</text:span></text:span></text:p>
        </text:list-item>
      </text:list>
      <text:p text:style-name="Normal_20__28_Web_29_"><text:span text:style-name="Default_20_Paragraph_20_Font"><text:span text:style-name="T5">That’s why we have so many — because each one solves problems in its own unique way.</text:span></text:span></text:p>
      <text:p text:style-name="Normal_20__28_Web_29_"><text:span text:style-name="Default_20_Paragraph_20_Font"><text:span text:style-name="T1">3.7 </text:span></text:span><text:span text:style-name="Default_20_Paragraph_20_Font"><text:span text:style-name="T4">Why Programming Languages Matter</text:span></text:span></text:p>
      <text:p text:style-name="Normal_20__28_Web_29_"><text:soft-page-break/><text:span text:style-name="Default_20_Paragraph_20_Font"><text:span text:style-name="T5">Programming languages make technology </text:span></text:span><text:span text:style-name="Default_20_Paragraph_20_Font"><text:span text:style-name="T6">possible</text:span></text:span><text:span text:style-name="Default_20_Paragraph_20_Font"><text:span text:style-name="T5"> for everyone.<text:line-break/>Without them, only a few engineers in labs could ever “talk” to a computer.<text:line-break/>With them, millions of people can create apps, games, websites, AI — even control robots on Mars.</text:span></text:span></text:p>
      <text:p text:style-name="Normal_20__28_Web_29_"><text:span text:style-name="Default_20_Paragraph_20_Font"><text:span text:style-name="T5">They transformed programming from a niche skill into a creative superpower.</text:span></text:span></text:p>
      <text:list xml:id="list1576607507" text:style-name="L6">
        <text:list-item>
          <text:list>
            <text:list-item>
              <text:p text:style-name="P39">Closing for this section</text:p>
            </text:list-item>
          </text:list>
        </text:list-item>
      </text:list>
      <text:p text:style-name="Normal_20__28_Web_29_"><text:span text:style-name="Default_20_Paragraph_20_Font"><text:span text:style-name="T5">So, a </text:span></text:span><text:span text:style-name="Default_20_Paragraph_20_Font"><text:span text:style-name="T4">programming language</text:span></text:span><text:span text:style-name="Default_20_Paragraph_20_Font"><text:span text:style-name="T5"> is how humans and computers communicate.<text:line-break/>It’s the vocabulary of creation — the way ideas turn into code, and code turns into reality.</text:span></text:span></text:p>
      <text:list xml:id="list170146491786508" text:style-name="L2">
        <text:list-item>
          <text:p text:style-name="P47"><text:span text:style-name="Default_20_Paragraph_20_Font"><text:span text:style-name="T4">What Is Python?</text:span></text:span></text:p>
        </text:list-item>
      </text:list>
      <text:p text:style-name="P7">So now we understand what programming is, what a program does, and what a programming language is.</text:p>
      <text:p text:style-name="P7">But with so many languages out there, which one should we start with?</text:p>
      <text:p text:style-name="P7">The answer for most beginners — and even professionals — is one word: Python.</text:p>
      <text:p text:style-name="P5">4.1 Definition</text:p>
      <text:p text:style-name="P7">Python is a high-level, easy-to-read programming language created to make coding simple, powerful, and fun.</text:p>
      <text:p text:style-name="Normal_20__28_Web_29_"><text:span text:style-name="Default_20_Paragraph_20_Font"><text:span text:style-name="T2">It’s one of the most popular languages in the world — used by beginners, scientists, companies, and even AI researchers.</text:span></text:span></text:p>
      <text:p text:style-name="Normal_20__28_Web_29_"><text:span text:style-name="Default_20_Paragraph_20_Font"><text:span text:style-name="T2">Think of Python as the “English” of programming languages — clear, flexible, and friendly to learn.</text:span></text:span></text:p>
      <text:p text:style-name="P9">4.2 Why Python Is So Popular</text:p>
      <text:p text:style-name="P3">There are hundreds of programming languages, but Python stands out because of a few key things:</text:p>
      <text:list xml:id="list518184266" text:style-name="L7">
        <text:list-item>
          <text:p text:style-name="P40">Easy to Read and Write – Python code looks almost like English</text:p>
        </text:list-item>
        <text:list-item>
          <text:p text:style-name="P40">You can often understand what a line of code does just by reading it.</text:p>
        </text:list-item>
        <text:list-item>
          <text:p text:style-name="P40">Powerful and Versatile – You can use Python to build websites, analyze data, make games, control robots, or even power artificial intelligence.</text:p>
        </text:list-item>
        <text:list-item>
          <text:p text:style-name="P40"><text:soft-page-break/>Huge Community and Libraries – There are thousands of pre-made tools, called libraries, that help you do complex things without starting from scratch.</text:p>
        </text:list-item>
      </text:list>
      <text:p text:style-name="P2">Want to analyze data? Use pandas.</text:p>
      <text:p text:style-name="P2">Want to make a game? Try pygame.</text:p>
      <text:p text:style-name="P2">Want to build AI? There’s tensorflow and pytorch.</text:p>
      <text:list xml:id="list40623607" text:style-name="L8">
        <text:list-item>
          <text:p text:style-name="P41">Works Everywhere – Python runs on Windows, macOS, Linux, even Raspberry Pi — almost any computer you can imagine.</text:p>
        </text:list-item>
      </text:list>
      <text:p text:style-name="P9">4.3 What Python Looks Like</text:p>
      <text:p text:style-name="P3">One of the reasons beginners love Python is how clean the code looks.</text:p>
      <text:p text:style-name="P3">For example:</text:p>
      <text:p text:style-name="P3">print("Hello, world!")</text:p>
      <text:p text:style-name="Normal_20__28_Web_29_"><text:span text:style-name="Default_20_Paragraph_20_Font"><text:span text:style-name="T5">That one </text:span></text:span><text:span text:style-name="Default_20_Paragraph_20_Font"><text:span text:style-name="T2">l</text:span></text:span><text:span text:style-name="Default_20_Paragraph_20_Font"><text:span text:style-name="T5">ine tells the computer to display the words Hello, world!</text:span></text:span></text:p>
      <text:p text:style-name="Normal_20__28_Web_29_"><text:span text:style-name="Default_20_Paragraph_20_Font"><text:span text:style-name="T5">No weird symbols, no extra steps — just clear and simple instructions.</text:span></text:span></text:p>
      <text:p text:style-name="P3">Compare that to older languages, and you’ll see why Python feels refreshing and friendly.</text:p>
      <text:p text:style-name="P9">4.4 How Python Works</text:p>
      <text:p text:style-name="Normal_20__28_Web_29_"><text:span text:style-name="Default_20_Paragraph_20_Font"><text:span text:style-name="T5">When you write Python code, you’re writing in a </text:span></text:span><text:span text:style-name="Default_20_Paragraph_20_Font"><text:span text:style-name="T6">high-level</text:span></text:span><text:span text:style-name="Default_20_Paragraph_20_Font"><text:span text:style-name="T5"> language — easy for humans to read.<text:line-break/>But your computer still only understands 1s and 0s, right?<text:line-break/>That’s where the </text:span></text:span><text:span text:style-name="Default_20_Paragraph_20_Font"><text:span text:style-name="T4">Python interpreter</text:span></text:span><text:span text:style-name="Default_20_Paragraph_20_Font"><text:span text:style-name="T5"> comes in.</text:span></text:span></text:p>
      <text:p text:style-name="Normal_20__28_Web_29_"><text:span text:style-name="Default_20_Paragraph_20_Font"><text:span text:style-name="T5">The interpreter reads your code </text:span></text:span><text:span text:style-name="Default_20_Paragraph_20_Font"><text:span text:style-name="T6">line by line</text:span></text:span><text:span text:style-name="Default_20_Paragraph_20_Font"><text:span text:style-name="T5">, translates it into machine language, and executes it instantly.<text:line-break/>That’s why you can test things quickly — just write, run, and see what happens.</text:span></text:span></text:p>
      <text:p text:style-name="Normal_20__28_Web_29_"><text:span text:style-name="Default_20_Paragraph_20_Font"><text:span text:style-name="T5">It’s one of Python’s biggest strengths: </text:span></text:span><text:span text:style-name="Default_20_Paragraph_20_Font"><text:span text:style-name="T4">you can experiment freely</text:span></text:span><text:span text:style-name="Default_20_Paragraph_20_Font"><text:span text:style-name="T5"> and get results fast.</text:span></text:span></text:p>
      <text:p text:style-name="P9">4.5 What You Can Do with Python</text:p>
      <text:p text:style-name="P3">The best thing about Python is how flexible it is. You can use it in almost every field:</text:p>
      <text:list xml:id="list1855602041" text:style-name="L9">
        <text:list-item>
          <text:p text:style-name="P49"><text:span text:style-name="Default_20_Paragraph_20_Font"><text:span text:style-name="T4">Web Development:</text:span></text:span><text:span text:style-name="Default_20_Paragraph_20_Font"><text:span text:style-name="T5"> Build websites and web apps (using Django or Flask).</text:span></text:span></text:p>
        </text:list-item>
        <text:list-item>
          <text:p text:style-name="P49"><text:soft-page-break/><text:span text:style-name="Default_20_Paragraph_20_Font"><text:span text:style-name="T4">Data Science:</text:span></text:span><text:span text:style-name="Default_20_Paragraph_20_Font"><text:span text:style-name="T5"> Analyze and visualize massive datasets.</text:span></text:span></text:p>
        </text:list-item>
        <text:list-item>
          <text:p text:style-name="P49"><text:span text:style-name="Default_20_Paragraph_20_Font"><text:span text:style-name="T4">Machine Learning &amp; AI:</text:span></text:span><text:span text:style-name="Default_20_Paragraph_20_Font"><text:span text:style-name="T5"> Train models to recognize faces, voices, or patterns.</text:span></text:span></text:p>
        </text:list-item>
        <text:list-item>
          <text:p text:style-name="P49"><text:span text:style-name="Default_20_Paragraph_20_Font"><text:span text:style-name="T4">Automation:</text:span></text:span><text:span text:style-name="Default_20_Paragraph_20_Font"><text:span text:style-name="T5"> Write scripts to do boring tasks automatically.</text:span></text:span></text:p>
        </text:list-item>
        <text:list-item>
          <text:p text:style-name="P49"><text:span text:style-name="Default_20_Paragraph_20_Font"><text:span text:style-name="T4">Cybersecurity:</text:span></text:span><text:span text:style-name="Default_20_Paragraph_20_Font"><text:span text:style-name="T5"> Analyze networks, test systems, or detect malware.</text:span></text:span></text:p>
        </text:list-item>
        <text:list-item>
          <text:p text:style-name="P49"><text:span text:style-name="Default_20_Paragraph_20_Font"><text:span text:style-name="T4">Game Development:</text:span></text:span><text:span text:style-name="Default_20_Paragraph_20_Font"><text:span text:style-name="T5"> Create 2D and 3D games with ease.</text:span></text:span></text:p>
        </text:list-item>
      </text:list>
      <text:p text:style-name="Normal_20__28_Web_29_"><text:span text:style-name="Default_20_Paragraph_20_Font"><text:span text:style-name="T5">It’s a true </text:span></text:span><text:span text:style-name="Default_20_Paragraph_20_Font"><text:span text:style-name="T6">multi-tool</text:span></text:span><text:span text:style-name="Default_20_Paragraph_20_Font"><text:span text:style-name="T5"> language — simple enough for beginners, powerful enough for professionals.</text:span></text:span></text:p>
      <text:p text:style-name="P9">4.6 Why Python Is Perfect for Beginners</text:p>
      <text:p text:style-name="Normal_20__28_Web_29_"><text:span text:style-name="Default_20_Paragraph_20_Font"><text:span text:style-name="T5">Learning Python first is like learning to ride a bike with balance built in.<text:line-break/>It teaches you the logic and structure of programming </text:span></text:span><text:span text:style-name="Default_20_Paragraph_20_Font"><text:span text:style-name="T6">without</text:span></text:span><text:span text:style-name="Default_20_Paragraph_20_Font"><text:span text:style-name="T5"> drowning you in complex syntax.</text:span></text:span></text:p>
      <text:p text:style-name="Normal_20__28_Web_29_"><text:span text:style-name="Default_20_Paragraph_20_Font"><text:span text:style-name="T5">You can focus on understanding </text:span></text:span><text:span text:style-name="Default_20_Paragraph_20_Font"><text:span text:style-name="T4">how programming works</text:span></text:span><text:span text:style-name="Default_20_Paragraph_20_Font"><text:span text:style-name="T5">, not memorizing confusing rules.<text:line-break/>That’s why Python is used in schools, universities, and even by people who’ve never coded before.</text:span></text:span></text:p>
      <text:p text:style-name="P9">4.7 Closing for This Section</text:p>
      <text:p text:style-name="Normal_20__28_Web_29_"><text:span text:style-name="Default_20_Paragraph_20_Font"><text:span text:style-name="T5">So, to sum it up — </text:span></text:span><text:span text:style-name="Default_20_Paragraph_20_Font"><text:span text:style-name="T4">Python</text:span></text:span><text:span text:style-name="Default_20_Paragraph_20_Font"><text:span text:style-name="T5"> is more than just a programming language.<text:line-break/>It’s a gateway into the world of technology, creativity, and problem-solving.<text:line-break/>Whether you dream of building apps, creating AI, or just automating your daily tasks, Python can take you there.</text:span></text:span></text:p>
      <text:p text:style-name="Normal_20__28_Web_29_"><text:span text:style-name="Default_20_Paragraph_20_Font"><text:span text:style-name="T5">And from here on, that’s exactly what we’re going to explore — step by step.<text:line-break/>In the next part, we’ll dive into </text:span></text:span><text:span text:style-name="Default_20_Paragraph_20_Font"><text:span text:style-name="T4">how Python works behind the scenes</text:span></text:span><text:span text:style-name="Default_20_Paragraph_20_Font"><text:span text:style-name="T5">, and then start writing our first real code together.</text:span></text:span></text:p>
      <text:list xml:id="list170145127367884" text:style-name="L2">
        <text:list-item>
          <text:p text:style-name="P45">How Python Works Behind the Scenes</text:p>
        </text:list-item>
      </text:list>
      <text:p text:style-name="Normal_20__28_Web_29_"><text:span text:style-name="Default_20_Paragraph_20_Font"><text:span text:style-name="T5">So, we know what Python is — a simple, powerful language that lets us create almost anything.<text:line-break/>But have you ever wondered </text:span></text:span><text:span text:style-name="Default_20_Paragraph_20_Font"><text:span text:style-name="T6">how</text:span></text:span><text:span text:style-name="Default_20_Paragraph_20_Font"><text:span text:style-name="T5"> it actually works?<text:line-break/>What really happens when you hit “Run”?<text:line-break/>Let’s take a peek behind the curtain and see how Python brings your code to life.</text:span></text:span></text:p>
      <text:p text:style-name="P9">5.1 It Starts With You — The Programmer</text:p>
      <text:p text:style-name="Normal_20__28_Web_29_"><text:soft-page-break/><text:span text:style-name="Default_20_Paragraph_20_Font"><text:span text:style-name="T5">Everything begins with </text:span></text:span><text:span text:style-name="Default_20_Paragraph_20_Font"><text:span text:style-name="T6">you</text:span></text:span><text:span text:style-name="Default_20_Paragraph_20_Font"><text:span text:style-name="T5"> writing code — simple instructions in plain text.<text:line-break/>For example:</text:span></text:span></text:p>
      <text:p text:style-name="P3">print("Hello, world!")</text:p>
      <text:p text:style-name="Normal_20__28_Web_29_"><text:span text:style-name="Default_20_Paragraph_20_Font"><text:span text:style-name="T5">It looks simple, right? But the moment you press </text:span></text:span><text:span text:style-name="Default_20_Paragraph_20_Font"><text:span text:style-name="T4">Run</text:span></text:span><text:span text:style-name="Default_20_Paragraph_20_Font"><text:span text:style-name="T5">, a whole chain of events happens inside your computer.</text:span></text:span></text:p>
      <text:p text:style-name="P9">Step 1:You Write Python Code</text:p>
      <text:p text:style-name="Normal_20__28_Web_29_"><text:span text:style-name="Default_20_Paragraph_20_Font"><text:span text:style-name="T5">When you write Python, you’re using a </text:span></text:span><text:span text:style-name="Default_20_Paragraph_20_Font"><text:span text:style-name="T4">high-level language</text:span></text:span><text:span text:style-name="Default_20_Paragraph_20_Font"><text:span text:style-name="T5"> — something humans can read easily.<text:line-break/>Computers, however, only understand </text:span></text:span><text:span text:style-name="Default_20_Paragraph_20_Font"><text:span text:style-name="T4">machine code</text:span></text:span><text:span text:style-name="Default_20_Paragraph_20_Font"><text:span text:style-name="T5"> — a long stream of 1s and 0s.</text:span></text:span></text:p>
      <text:p text:style-name="Normal_20__28_Web_29_"><text:span text:style-name="Default_20_Paragraph_20_Font"><text:span text:style-name="T5">So your code needs to be translated — from Python into something the computer’s processor can actually execute.<text:line-break/>That’s where Python’s secret weapon comes in: </text:span></text:span><text:span text:style-name="Default_20_Paragraph_20_Font"><text:span text:style-name="T4">the interpreter</text:span></text:span><text:span text:style-name="Default_20_Paragraph_20_Font"><text:span text:style-name="T5">.</text:span></text:span></text:p>
      <text:p text:style-name="P9">Step 2: The Python Interpreter Takes Over</text:p>
      <text:p text:style-name="Normal_20__28_Web_29_"><text:span text:style-name="Default_20_Paragraph_20_Font"><text:span text:style-name="T5">When you run a Python program, the </text:span></text:span><text:span text:style-name="Default_20_Paragraph_20_Font"><text:span text:style-name="T4">Python interpreter</text:span></text:span><text:span text:style-name="Default_20_Paragraph_20_Font"><text:span text:style-name="T5"> becomes the middleman between </text:span></text:span><text:span text:style-name="Default_20_Paragraph_20_Font"><text:span text:style-name="T6">you</text:span></text:span><text:span text:style-name="Default_20_Paragraph_20_Font"><text:span text:style-name="T5"> and the </text:span></text:span><text:span text:style-name="Default_20_Paragraph_20_Font"><text:span text:style-name="T6">computer</text:span></text:span><text:span text:style-name="Default_20_Paragraph_20_Font"><text:span text:style-name="T5">.<text:line-break/>Its job is to </text:span></text:span><text:span text:style-name="Default_20_Paragraph_20_Font"><text:span text:style-name="T4">read your code line by line</text:span></text:span><text:span text:style-name="Default_20_Paragraph_20_Font"><text:span text:style-name="T5">, understand what each command means, and turn it into machine-level instructions.</text:span></text:span></text:p>
      <text:p text:style-name="Normal_20__28_Web_29_"><text:span text:style-name="Default_20_Paragraph_20_Font"><text:span text:style-name="T4">Think of it like this:</text:span></text:span></text:p>
      <text:p text:style-name="P3">You speak English → The interpreter translates it → The computer follows the translated instructions perfectly.</text:p>
      <text:p text:style-name="P3">This “line by line” process is what makes Python so interactive — you can test, modify, and see results instantly without compiling everything first.</text:p>
      <text:p text:style-name="P9">Step 3: Translation — From Code to Bytecode</text:p>
      <text:p text:style-name="Normal_20__28_Web_29_"><text:span text:style-name="Default_20_Paragraph_20_Font"><text:span text:style-name="T5">The interpreter doesn’t jump straight from your text to 1s and 0s.<text:line-break/>First, it translates your code into something called </text:span></text:span><text:span text:style-name="Default_20_Paragraph_20_Font"><text:span text:style-name="T4">bytecode</text:span></text:span><text:span text:style-name="Default_20_Paragraph_20_Font"><text:span text:style-name="T5"> — a lower-level, platform-independent form of your program.</text:span></text:span></text:p>
      <text:p text:style-name="Normal_20__28_Web_29_"><text:span text:style-name="Default_20_Paragraph_20_Font"><text:span text:style-name="T5">Bytecode is like a halfway language — still not 1s and 0s, but much closer to what the computer can understand.<text:line-break/>This bytecode is then executed by a special part of Python called the </text:span></text:span><text:span text:style-name="Default_20_Paragraph_20_Font"><text:span text:style-name="T4">Python Virtual Machine</text:span></text:span><text:span text:style-name="Default_20_Paragraph_20_Font"><text:span text:style-name="T5">, or </text:span></text:span><text:span text:style-name="Default_20_Paragraph_20_Font"><text:span text:style-name="T4">PVM</text:span></text:span><text:span text:style-name="Default_20_Paragraph_20_Font"><text:span text:style-name="T5">.</text:span></text:span></text:p>
      <text:p text:style-name="P9">Step 4: The Python Virtual Machine (PVM) Executes the Code</text:p>
      <text:p text:style-name="Normal_20__28_Web_29_"><text:soft-page-break/><text:span text:style-name="Default_20_Paragraph_20_Font"><text:span text:style-name="T5">The </text:span></text:span><text:span text:style-name="Default_20_Paragraph_20_Font"><text:span text:style-name="T4">PVM</text:span></text:span><text:span text:style-name="Default_20_Paragraph_20_Font"><text:span text:style-name="T5"> reads your bytecode and carries out each instruction step by step.<text:line-break/>It tells your computer’s CPU what to do — whether that’s printing text, performing math, or accessing memory.</text:span></text:span></text:p>
      <text:p text:style-name="Normal_20__28_Web_29_"><text:span text:style-name="Default_20_Paragraph_20_Font"><text:span text:style-name="T5">You can think of the PVM as the heart of Python — the part that actually </text:span></text:span><text:span text:style-name="Default_20_Paragraph_20_Font"><text:span text:style-name="T6">runs</text:span></text:span><text:span text:style-name="Default_20_Paragraph_20_Font"><text:span text:style-name="T5"> your program.</text:span></text:span></text:p>
      <text:p text:style-name="Normal_20__28_Web_29_"><text:span text:style-name="Default_20_Paragraph_20_Font"><text:span text:style-name="T4">Simplified chain:</text:span></text:span></text:p>
      <text:p text:style-name="P3">Your Code → Bytecode → Python Virtual Machine → CPU executes the actions</text:p>
      <text:p text:style-name="P3">And just like that, your “print” command becomes real — text appears on the screen.</text:p>
      <text:p text:style-name="P9">Step 5: Python’s Memory Management (Behind the Magic)</text:p>
      <text:p text:style-name="Normal_20__28_Web_29_"><text:span text:style-name="Default_20_Paragraph_20_Font"><text:span text:style-name="T5">Python also quietly handles memory for you.<text:line-break/>When you create variables, lists, or strings, Python automatically decides </text:span></text:span><text:span text:style-name="Default_20_Paragraph_20_Font"><text:span text:style-name="T6">where</text:span></text:span><text:span text:style-name="Default_20_Paragraph_20_Font"><text:span text:style-name="T5"> to store them in your computer’s memory — and </text:span></text:span><text:span text:style-name="Default_20_Paragraph_20_Font"><text:span text:style-name="T6">when</text:span></text:span><text:span text:style-name="Default_20_Paragraph_20_Font"><text:span text:style-name="T5"> to remove them when they’re no longer needed.</text:span></text:span></text:p>
      <text:p text:style-name="Normal_20__28_Web_29_"><text:span text:style-name="Default_20_Paragraph_20_Font"><text:span text:style-name="T5">This is called </text:span></text:span><text:span text:style-name="Default_20_Paragraph_20_Font"><text:span text:style-name="T4">automatic memory management</text:span></text:span><text:span text:style-name="Default_20_Paragraph_20_Font"><text:span text:style-name="T5">, powered by something known as the </text:span></text:span><text:span text:style-name="Default_20_Paragraph_20_Font"><text:span text:style-name="T4">garbage collector</text:span></text:span><text:span text:style-name="Default_20_Paragraph_20_Font"><text:span text:style-name="T5">.<text:line-break/>So you can focus on writing logic instead of worrying about freeing memory — one of the reasons Python feels so friendly.</text:span></text:span></text:p>
      <text:p text:style-name="Normal_20__28_Web_29_"><text:span text:style-name="Default_20_Paragraph_20_Font"><text:span text:style-name="T4">5.2 The Python Ecosystem</text:span></text:span></text:p>
      <text:p text:style-name="P3">Python doesn’t work alone. It comes with a huge built-in collection of ready-made code called the Standard Library.<text:line-break/>Want to handle dates? It’s already there.<text:line-break/>Work with files? Done.<text:line-break/>Build web servers, math tools, random number generators? All included.</text:p>
      <text:p text:style-name="P3">And beyond that, the community has built millions of external libraries — so no matter what you want to create, Python probably already has a tool for it.</text:p>
      <text:p text:style-name="P9">5.3 Why Understanding This Matters</text:p>
      <text:p text:style-name="P3">Knowing how Python works behind the scenes helps you become a smarter programmer.</text:p>
      <text:p text:style-name="P3">You start to understand why certain code runs faster, or how errors happen, or what the interpreter is really doing.</text:p>
      <text:p text:style-name="P3">It’s like learning how a car engine works — you don’t need to be a mechanic, but the more you know, the better you can drive.</text:p>
      <text:p text:style-name="P9"><text:soft-page-break/>5.4 In Short</text:p>
      <text:p text:style-name="P3">Here’s the journey your Python code takes every time you hit “Run”:</text:p>
      <text:list xml:id="list13538759" text:style-name="L10">
        <text:list-item>
          <text:list>
            <text:list-item>
              <text:p text:style-name="P42">You write the code.</text:p>
            </text:list-item>
            <text:list-item>
              <text:p text:style-name="P42">The interpreter reads it.</text:p>
            </text:list-item>
            <text:list-item>
              <text:p text:style-name="P42">It’s converted to bytecode.</text:p>
            </text:list-item>
            <text:list-item>
              <text:p text:style-name="P42">The PVM executes it.</text:p>
            </text:list-item>
            <text:list-item>
              <text:p text:style-name="P42"><text:s/>The CPU performs the actions.</text:p>
            </text:list-item>
            <text:list-item>
              <text:p text:style-name="P42">You see the result on screen.</text:p>
            </text:list-item>
          </text:list>
        </text:list-item>
      </text:list>
      <text:p text:style-name="P3">All of that happens in a fraction of a second — and that’s the magic of Python.</text:p>
      <text:list xml:id="list908663060" text:style-name="L11">
        <text:list-item>
          <text:list>
            <text:list-item>
              <text:p text:style-name="P46">Closing for This Section</text:p>
            </text:list-item>
          </text:list>
        </text:list-item>
      </text:list>
      <text:p text:style-name="Normal_20__28_Web_29_"><text:span text:style-name="Default_20_Paragraph_20_Font"><text:span text:style-name="T5">So now you know what happens behind the scenes — from your simple text to actual execution.<text:line-break/>The Python interpreter, bytecode, and virtual machine all work together to bring your code to life.</text:span></text:span></text:p>
      <text:p text:style-name="Normal_20__28_Web_29_"><text:span text:style-name="Default_20_Paragraph_20_Font"><text:span text:style-name="T1">6. </text:span></text:span><text:span text:style-name="Default_20_Paragraph_20_Font"><text:span text:style-name="T4">What Is an IDE (Integrated Development Environment)?</text:span></text:span></text:p>
      <text:p text:style-name="Normal_20__28_Web_29_"><text:span text:style-name="Default_20_Paragraph_20_Font"><text:span text:style-name="T5">So now we know how Python runs our code behind the scenes — from text to machine instructions.<text:line-break/>But before we can </text:span></text:span><text:span text:style-name="Default_20_Paragraph_20_Font"><text:span text:style-name="T6">write</text:span></text:span><text:span text:style-name="Default_20_Paragraph_20_Font"><text:span text:style-name="T5"> and </text:span></text:span><text:span text:style-name="Default_20_Paragraph_20_Font"><text:span text:style-name="T6">run</text:span></text:span><text:span text:style-name="Default_20_Paragraph_20_Font"><text:span text:style-name="T5"> that code, we need a place to do it.<text:line-break/>Not just any text editor — we need something smarter, something built </text:span></text:span><text:span text:style-name="Default_20_Paragraph_20_Font"><text:span text:style-name="T6">for programming</text:span></text:span><text:span text:style-name="Default_20_Paragraph_20_Font"><text:span text:style-name="T5">.<text:line-break/>That’s where an </text:span></text:span><text:span text:style-name="Default_20_Paragraph_20_Font"><text:span text:style-name="T4">IDE</text:span></text:span><text:span text:style-name="Default_20_Paragraph_20_Font"><text:span text:style-name="T5"> comes in.</text:span></text:span></text:p>
      <text:p text:style-name="Normal_20__28_Web_29_"><text:span text:style-name="Default_20_Paragraph_20_Font"><text:span text:style-name="T2">6.1 </text:span></text:span><text:span text:style-name="Default_20_Paragraph_20_Font"><text:span text:style-name="T4">IDE</text:span></text:span><text:span text:style-name="Default_20_Paragraph_20_Font"><text:span text:style-name="T5"> </text:span></text:span><text:span text:style-name="Default_20_Paragraph_20_Font"><text:span text:style-name="T2">- </text:span></text:span><text:span text:style-name="Default_20_Paragraph_20_Font"><text:span text:style-name="T5">stands for </text:span></text:span><text:span text:style-name="Default_20_Paragraph_20_Font"><text:span text:style-name="T4">Integrated Development Environment</text:span></text:span><text:span text:style-name="Default_20_Paragraph_20_Font"><text:span text:style-name="T5">.<text:line-break/>It’s a special kind of software that gives programmers everything they need to </text:span></text:span><text:span text:style-name="Default_20_Paragraph_20_Font"><text:span text:style-name="T4">write, test, and run code</text:span></text:span><text:span text:style-name="Default_20_Paragraph_20_Font"><text:span text:style-name="T5"> — all in one place.</text:span></text:span></text:p>
      <text:p text:style-name="P3">Think of it like a workshop for a craftsman.<text:line-break/>Instead of having your tools scattered all over the place, the IDE keeps everything organized — your hammer, screwdriver, measuring tape — all right where you need them.</text:p>
      <text:p text:style-name="P3">In programming, those “tools” are:</text:p>
      <text:list xml:id="list16184913" text:style-name="L12">
        <text:list-item>
          <text:p text:style-name="P50"><text:span text:style-name="Default_20_Paragraph_20_Font"><text:span text:style-name="T5">A </text:span></text:span><text:span text:style-name="Default_20_Paragraph_20_Font"><text:span text:style-name="T4">text editor</text:span></text:span><text:span text:style-name="Default_20_Paragraph_20_Font"><text:span text:style-name="T5"> (where you write your code)</text:span></text:span></text:p>
        </text:list-item>
        <text:list-item>
          <text:p text:style-name="P50"><text:span text:style-name="Default_20_Paragraph_20_Font"><text:span text:style-name="T5">A </text:span></text:span><text:span text:style-name="Default_20_Paragraph_20_Font"><text:span text:style-name="T4">compiler or interpreter</text:span></text:span><text:span text:style-name="Default_20_Paragraph_20_Font"><text:span text:style-name="T5"> (to run your code)</text:span></text:span></text:p>
        </text:list-item>
        <text:list-item>
          <text:p text:style-name="P50"><text:soft-page-break/><text:span text:style-name="Default_20_Paragraph_20_Font"><text:span text:style-name="T5">A </text:span></text:span><text:span text:style-name="Default_20_Paragraph_20_Font"><text:span text:style-name="T4">debugger</text:span></text:span><text:span text:style-name="Default_20_Paragraph_20_Font"><text:span text:style-name="T5"> (to find and fix mistakes)</text:span></text:span></text:p>
        </text:list-item>
        <text:list-item>
          <text:p text:style-name="P43">And often extra helpers like syntax highlighting, autocomplete, and error checking.</text:p>
        </text:list-item>
      </text:list>
      <text:p text:style-name="Normal_20__28_Web_29_"><text:span text:style-name="Default_20_Paragraph_20_Font"><text:span text:style-name="T1">6.2 </text:span></text:span><text:span text:style-name="Default_20_Paragraph_20_Font"><text:span text:style-name="T4">Why IDEs Are So Useful</text:span></text:span></text:p>
      <text:p text:style-name="Normal_20__28_Web_29_"><text:span text:style-name="Default_20_Paragraph_20_Font"><text:span text:style-name="T5">Sure, you can technically write Python code in a simple text editor like Notepad.<text:line-break/>But imagine trying to build a skyscraper with only a hammer and no blueprint.<text:line-break/>It’s possible — but it’s not fun. </text:span></text:span></text:p>
      <text:p text:style-name="P3">IDEs make programming faster, easier, and more enjoyable by providing:</text:p>
      <text:list xml:id="list170147026912653" text:style-name="L8">
        <text:list-item>
          <text:p text:style-name="P48"><text:span text:style-name="Default_20_Paragraph_20_Font"><text:span text:style-name="T4">Syntax Highlighting</text:span></text:span><text:span text:style-name="Default_20_Paragraph_20_Font"><text:span text:style-name="T5"> – Your code is color-coded so you can instantly see keywords, strings, and errors.</text:span></text:span></text:p>
        </text:list-item>
        <text:list-item>
          <text:p text:style-name="P48"><text:span text:style-name="Default_20_Paragraph_20_Font"><text:span text:style-name="T5"><text:s/></text:span></text:span><text:span text:style-name="Default_20_Paragraph_20_Font"><text:span text:style-name="T4">Autocomplete</text:span></text:span><text:span text:style-name="Default_20_Paragraph_20_Font"><text:span text:style-name="T5"> – The IDE predicts what you’re typing and finishes code for you</text:span></text:span></text:p>
        </text:list-item>
        <text:list-item>
          <text:p text:style-name="P48"><text:span text:style-name="Default_20_Paragraph_20_Font"><text:span text:style-name="T5"><text:s/></text:span></text:span><text:span text:style-name="Default_20_Paragraph_20_Font"><text:span text:style-name="T4">Error Detection</text:span></text:span><text:span text:style-name="Default_20_Paragraph_20_Font"><text:span text:style-name="T5"> – It warns you about mistakes before you even run your code.</text:span></text:span></text:p>
        </text:list-item>
        <text:list-item>
          <text:p text:style-name="P48"><text:span text:style-name="Default_20_Paragraph_20_Font"><text:span text:style-name="T4">Built-in Run Button</text:span></text:span><text:span text:style-name="Default_20_Paragraph_20_Font"><text:span text:style-name="T5"> – No need to switch windows or type long commands; just press Run and see the result immediately.</text:span></text:span></text:p>
        </text:list-item>
        <text:list-item>
          <text:p text:style-name="P48"><text:span text:style-name="Default_20_Paragraph_20_Font"><text:span text:style-name="T4">Debugger Tools</text:span></text:span><text:span text:style-name="Default_20_Paragraph_20_Font"><text:span text:style-name="T5"> – You can pause your program, inspect values, and see exactly where things go wrong.</text:span></text:span></text:p>
        </text:list-item>
      </text:list>
      <text:p text:style-name="P9">Analogy</text:p>
      <text:p text:style-name="P3">Think of an IDE like a movie studio for programmers.</text:p>
      <text:list xml:id="list936519966" text:style-name="L13">
        <text:list-item>
          <text:p text:style-name="P51"><text:span text:style-name="Default_20_Paragraph_20_Font"><text:span text:style-name="T5">The script editor is your </text:span></text:span><text:span text:style-name="Default_20_Paragraph_20_Font"><text:span text:style-name="T4">text editor</text:span></text:span><text:span text:style-name="Default_20_Paragraph_20_Font"><text:span text:style-name="T5">.</text:span></text:span></text:p>
        </text:list-item>
        <text:list-item>
          <text:p text:style-name="P51"><text:span text:style-name="Default_20_Paragraph_20_Font"><text:span text:style-name="T5">The director’s monitor is your </text:span></text:span><text:span text:style-name="Default_20_Paragraph_20_Font"><text:span text:style-name="T4">debugger</text:span></text:span><text:span text:style-name="Default_20_Paragraph_20_Font"><text:span text:style-name="T5">.</text:span></text:span></text:p>
        </text:list-item>
        <text:list-item>
          <text:p text:style-name="P44">The “Run” button is like saying “Action!”<text:line-break/>You can write, film, edit, and watch the result — all in one place.</text:p>
        </text:list-item>
      </text:list>
      <text:h text:style-name="Heading_20_3" text:outline-level="3"><text:span text:style-name="Strong"><text:span text:style-name="T1">6.3 </text:span></text:span><text:span text:style-name="Strong"><text:span text:style-name="T4">Popular IDEs for Python</text:span></text:span></text:h>
      <text:p text:style-name="P3">There are many great IDEs designed specifically for Python, each with its own style and features:</text:p>
      <text:list xml:id="list1710010880" text:style-name="L14">
        <text:list-item>
          <text:p text:style-name="P52"><text:span text:style-name="Strong"><text:span text:style-name="T5">IDLE</text:span></text:span><text:span text:style-name="Default_20_Paragraph_20_Font"><text:span text:style-name="T5"> – Comes built-in with Python. Simple, lightweight, and perfect for beginners.</text:span></text:span></text:p>
        </text:list-item>
        <text:list-item>
          <text:p text:style-name="P52"><text:span text:style-name="Default_20_Paragraph_20_Font"><text:span text:style-name="T5"><text:s/></text:span></text:span><text:span text:style-name="Strong"><text:span text:style-name="T5">PyCharm</text:span></text:span><text:span text:style-name="Default_20_Paragraph_20_Font"><text:span text:style-name="T5"> – A professional IDE packed with features for big projects.</text:span></text:span></text:p>
        </text:list-item>
        <text:list-item>
          <text:p text:style-name="P52"><text:soft-page-break/><text:span text:style-name="Strong"><text:span text:style-name="T5">Visual Studio Code (VS Code)</text:span></text:span><text:span text:style-name="Default_20_Paragraph_20_Font"><text:span text:style-name="T5"> – A favorite among developers; flexible, modern, and supports many languages.</text:span></text:span></text:p>
        </text:list-item>
        <text:list-item>
          <text:p text:style-name="P52"><text:span text:style-name="Default_20_Paragraph_20_Font"><text:span text:style-name="T5"><text:s/></text:span></text:span><text:span text:style-name="Strong"><text:span text:style-name="T5">Jupyter Notebook</text:span></text:span><text:span text:style-name="Default_20_Paragraph_20_Font"><text:span text:style-name="T5"> – Ideal for data science and AI, lets you mix code, visuals, and notes all together.</text:span></text:span></text:p>
        </text:list-item>
        <text:list-item>
          <text:p text:style-name="P52"><text:span text:style-name="Strong"><text:span text:style-name="T5">Thonny</text:span></text:span><text:span text:style-name="Default_20_Paragraph_20_Font"><text:span text:style-name="T5"> – A clean, beginner-friendly IDE made specifically for learning Python.</text:span></text:span></text:p>
        </text:list-item>
      </text:list>
      <text:p text:style-name="Normal_20__28_Web_29_"><text:span text:style-name="Default_20_Paragraph_20_Font"><text:span text:style-name="T5">You can use any of these — they all help you write and run Python code efficiently.</text:span></text:span></text:p>
      <text:p text:style-name="Normal_20__28_Web_29_"><text:span text:style-name="Default_20_Paragraph_20_Font"><text:span text:style-name="T1">6.4 </text:span></text:span><text:span text:style-name="Default_20_Paragraph_20_Font"><text:span text:style-name="T4">How an IDE Works with Python</text:span></text:span></text:p>
      <text:p text:style-name="Normal_20__28_Web_29_"><text:span text:style-name="Default_20_Paragraph_20_Font"><text:span text:style-name="T5">When you hit the “Run” button in your IDE, it sends your code directly to the </text:span></text:span><text:span text:style-name="Default_20_Paragraph_20_Font"><text:span text:style-name="T4">Python interpreter</text:span></text:span><text:span text:style-name="Default_20_Paragraph_20_Font"><text:span text:style-name="T5"> — the same one we talked about earlier.<text:line-break/>The IDE acts as a </text:span></text:span><text:span text:style-name="Default_20_Paragraph_20_Font"><text:span text:style-name="T4">smart assistant</text:span></text:span><text:span text:style-name="Default_20_Paragraph_20_Font"><text:span text:style-name="T5"> that connects you and the interpreter seamlessly.</text:span></text:span></text:p>
      <text:p text:style-name="Normal_20__28_Web_29_"><text:span text:style-name="Default_20_Paragraph_20_Font"><text:span text:style-name="T5">It helps you organize your files, manage libraries, and even keep track of multiple projects at once.<text:line-break/>That’s why professional developers use IDEs every single day — it saves time and reduces frustration.</text:span></text:span></text:p>
      <text:p text:style-name="Normal_20__28_Web_29_"><text:span text:style-name="Default_20_Paragraph_20_Font"><text:span text:style-name="T2">6.5 </text:span></text:span><text:span text:style-name="Default_20_Paragraph_20_Font"><text:span text:style-name="T4">Why Beginners Should Use an IDE</text:span></text:span></text:p>
      <text:p text:style-name="Normal_20__28_Web_29_"><text:span text:style-name="Default_20_Paragraph_20_Font"><text:span text:style-name="T5">When you’re learning Python, an IDE can make the difference between confusion and clarity.<text:line-break/>Instead of memorizing complex commands, you can focus on learning the </text:span></text:span><text:span text:style-name="Default_20_Paragraph_20_Font"><text:span text:style-name="T6">logic</text:span></text:span><text:span text:style-name="Default_20_Paragraph_20_Font"><text:span text:style-name="T5"> of programming.</text:span></text:span></text:p>
      <text:p text:style-name="Normal_20__28_Web_29_"><text:span text:style-name="Default_20_Paragraph_20_Font"><text:span text:style-name="T5">It gives you visual feedback, points out errors, and makes your learning experience smooth and interactive.<text:line-break/>In short — it lets you focus on </text:span></text:span><text:span text:style-name="Default_20_Paragraph_20_Font"><text:span text:style-name="T6">what</text:span></text:span><text:span text:style-name="Default_20_Paragraph_20_Font"><text:span text:style-name="T5"> you want to build, not </text:span></text:span><text:span text:style-name="Default_20_Paragraph_20_Font"><text:span text:style-name="T6">how</text:span></text:span><text:span text:style-name="Default_20_Paragraph_20_Font"><text:span text:style-name="T5"> to make the computer understand it.</text:span></text:span></text:p>
      <text:p text:style-name="P7"/>
      <text:p text:style-name="P9">In Short</text:p>
      <text:p text:style-name="Normal_20__28_Web_29_"><text:span text:style-name="Default_20_Paragraph_20_Font"><text:span text:style-name="T5">An </text:span></text:span><text:span text:style-name="Default_20_Paragraph_20_Font"><text:span text:style-name="T4">IDE</text:span></text:span><text:span text:style-name="Default_20_Paragraph_20_Font"><text:span text:style-name="T5"> is your coding command center —<text:line-break/>a single workspace where you can write, test, debug, and improve your code.</text:span></text:span></text:p>
      <text:p text:style-name="P3">It’s where ideas become actual programs.<text:line-break/>And whether you’re a beginner or a professional, an IDE makes coding cleaner, faster, and more enjoyable.</text:p>
      <text:p text:style-name="P9">Closing for This Section</text:p>
      <text:p text:style-name="Normal_20__28_Web_29_"><text:soft-page-break/><text:span text:style-name="Default_20_Paragraph_20_Font"><text:span text:style-name="T5">So now that we know what an IDE is — the programmer’s workspace —<text:line-break/>the next step is to </text:span></text:span><text:span text:style-name="Default_20_Paragraph_20_Font"><text:span text:style-name="T4">choose one and set it up</text:span></text:span><text:span text:style-name="Default_20_Paragraph_20_Font"><text:span text:style-name="T5"> so we can start coding in Python for real.</text:span></text:span></text:p>
      <text:p text:style-name="Normal_20__28_Web_29_"><text:span text:style-name="Default_20_Paragraph_20_Font"><text:span text:style-name="T5">In the next part, we’ll explore </text:span></text:span><text:span text:style-name="Default_20_Paragraph_20_Font"><text:span text:style-name="T4">how to install Python and set up your first IDE</text:span></text:span><text:span text:style-name="Default_20_Paragraph_20_Font"><text:span text:style-name="T5">, so you can begin writing your very first lines of code.</text:span></text:span></text:p>
      <text:p text:style-name="P15"><text:span text:style-name="Default_20_Paragraph_20_Font"><text:span text:style-name="T3">7. </text:span></text:span><text:span text:style-name="Default_20_Paragraph_20_Font"><text:span text:style-name="Strong_20_Emphasis"><text:span text:style-name="T3">Installing Python and Setting Up VS Code</text:span></text:span></text:span></text:p>
      <text:p text:style-name="P14"><text:span text:style-name="T13">So now we know what an IDE is — our coding workshop.<text:line-break/>And we’ve picked one of the best tools out there </text:span><text:span text:style-name="T14">for our learning journey</text:span><text:span text:style-name="T13">: </text:span><text:span text:style-name="Strong_20_Emphasis"><text:span text:style-name="T13">Visual Studio Code</text:span></text:span><text:span text:style-name="T13">, or </text:span><text:span text:style-name="Strong_20_Emphasis"><text:span text:style-name="T13">VS Code</text:span></text:span><text:span text:style-name="T13"> for short.<text:line-break/>But before we start writing our first Python code, we need to do two simple things:<text:line-break/></text:span><text:span text:style-name="Strong_20_Emphasis"><text:span text:style-name="T13">Install Python</text:span></text:span><text:span text:style-name="T13"> and </text:span><text:span text:style-name="Strong_20_Emphasis"><text:span text:style-name="T13">set up VS Code</text:span></text:span><text:span text:style-name="T13"> so they work perfectly together.</text:span></text:p>
      <text:h text:style-name="P33" text:outline-level="3"><text:span text:style-name="Strong_20_Emphasis"><text:span text:style-name="T15">7.1 </text:span></text:span><text:span text:style-name="Strong_20_Emphasis"><text:span text:style-name="T13">Installing Python</text:span></text:span></text:h>
      <text:p text:style-name="P18">Python is completely free and available for every major operating system — Windows, macOS, and Linux.<text:line-break/>Here’s how you can get it:</text:p>
      <text:h text:style-name="Heading_20_4" text:outline-level="4"><text:span text:style-name="Strong_20_Emphasis"><text:span text:style-name="T13">For Windows</text:span></text:span></text:h>
      <text:list xml:id="list2875765033" text:style-name="L15">
        <text:list-item>
          <text:p text:style-name="P63"><text:span text:style-name="T13">Go to the official website: </text:span><text:a xlink:type="simple" xlink:href="https://www.python.org/" office:target-frame-name="_new" xlink:show="replace" text:style-name="Internet_20_link" text:visited-style-name="Visited_20_Internet_20_Link"><text:span text:style-name="T13">python.org</text:span></text:a></text:p>
        </text:list-item>
        <text:list-item>
          <text:p text:style-name="P63"><text:span text:style-name="T13">Click </text:span><text:span text:style-name="Strong_20_Emphasis"><text:span text:style-name="T13">Downloads</text:span></text:span><text:span text:style-name="T13"> → it will automatically show the latest version for Windows.</text:span></text:p>
        </text:list-item>
        <text:list-item>
          <text:p text:style-name="P63"><text:span text:style-name="T13">Click the big yellow </text:span><text:span text:style-name="Strong_20_Emphasis"><text:span text:style-name="T13">“Download Python”</text:span></text:span><text:span text:style-name="T13"> button.</text:span></text:p>
        </text:list-item>
        <text:list-item>
          <text:p text:style-name="P64">Once downloaded, open the installer.</text:p>
        </text:list-item>
        <text:list-item>
          <text:p text:style-name="P63"><text:span text:style-name="Strong_20_Emphasis"><text:span text:style-name="T13">Important:</text:span></text:span><text:span text:style-name="T13"> Before clicking “Install Now,” make sure to check the box that says<text:line-break/>✅ </text:span><text:span text:style-name="Emphasis"><text:span text:style-name="T13">“Add Python to PATH.”</text:span></text:span><text:span text:style-name="T13"><text:line-break/>This step allows you to run Python from anywhere on your computer.</text:span></text:p>
        </text:list-item>
        <text:list-item>
          <text:p text:style-name="P63"><text:span text:style-name="T13">Click </text:span><text:span text:style-name="Strong_20_Emphasis"><text:span text:style-name="T13">Install Now</text:span></text:span><text:span text:style-name="T13">, wait a few moments, and then you’re done! 🎉</text:span></text:p>
        </text:list-item>
      </text:list>
      <text:h text:style-name="Heading_20_4" text:outline-level="4"><text:span text:style-name="T13"><text:s/></text:span><text:span text:style-name="Strong_20_Emphasis"><text:span text:style-name="T13">For macOS</text:span></text:span></text:h>
      <text:list xml:id="list2530142932" text:style-name="L16">
        <text:list-item>
          <text:p text:style-name="P69"><text:span text:style-name="T13">Go to </text:span><text:a xlink:type="simple" xlink:href="https://www.python.org/downloads" office:target-frame-name="_new" xlink:show="replace" text:style-name="Internet_20_link" text:visited-style-name="Visited_20_Internet_20_Link"><text:span text:style-name="T13">python.org/downloads</text:span></text:a></text:p>
        </text:list-item>
        <text:list-item>
          <text:p text:style-name="P65">Download the macOS installer.</text:p>
        </text:list-item>
        <text:list-item>
          <text:p text:style-name="P65">Open it and follow the steps — Python will be installed automatically.</text:p>
        </text:list-item>
        <text:list-item>
          <text:p text:style-name="P69"><text:span text:style-name="T13">You can verify it by opening </text:span><text:span text:style-name="Emphasis"><text:span text:style-name="T13">Terminal</text:span></text:span><text:span text:style-name="T13"> and typing:</text:span></text:p>
          <text:p text:style-name="P53"><text:span text:style-name="Source_20_Text"><text:span text:style-name="T13">python3 --version</text:span></text:span></text:p>
          <text:p text:style-name="P69"><text:soft-page-break/><text:span text:style-name="T13">If you see something like </text:span><text:span text:style-name="Source_20_Text"><text:span text:style-name="T13">Python 3.x.x</text:span></text:span><text:span text:style-name="T13">, you’re good to go!</text:span></text:p>
        </text:list-item>
      </text:list>
      <text:h text:style-name="Heading_20_4" text:outline-level="4"><text:span text:style-name="Strong_20_Emphasis"><text:span text:style-name="T13">For Linux (Ubuntu/Debian-based)</text:span></text:span></text:h>
      <text:p text:style-name="P19">Most Linux systems already come with Python preinstalled.<text:line-break/>You can check by typing:</text:p>
      <text:p text:style-name="P26"><text:span text:style-name="Source_20_Text"><text:span text:style-name="T13">python3 --version</text:span></text:span></text:p>
      <text:p text:style-name="P20">If not, just run:</text:p>
      <text:p text:style-name="P25"><text:span text:style-name="Source_20_Text"><text:span text:style-name="T13">sudo apt update</text:span></text:span></text:p>
      <text:p text:style-name="P26"><text:span text:style-name="Source_20_Text"><text:span text:style-name="T13">sudo apt install python3</text:span></text:span></text:p>
      <text:p text:style-name="P17"/>
      <text:h text:style-name="P34" text:outline-level="3"><text:span text:style-name="T13">✅ </text:span><text:span text:style-name="Strong_20_Emphasis"><text:span text:style-name="T13">Verifying the Installation</text:span></text:span></text:h>
      <text:p text:style-name="P19">After installation, open your terminal or command prompt and type:</text:p>
      <text:p text:style-name="P26"><text:span text:style-name="Source_20_Text"><text:span text:style-name="T13">python --version</text:span></text:span></text:p>
      <text:p text:style-name="P20">or</text:p>
      <text:p text:style-name="P26"><text:span text:style-name="Source_20_Text"><text:span text:style-name="T13">python3 --version</text:span></text:span></text:p>
      <text:p text:style-name="P20">If Python is installed correctly, it’ll show the version number.<text:line-break/>Congratulations — you’ve got Python ready to roll! </text:p>
      <text:h text:style-name="P35" text:outline-level="3"><text:span text:style-name="Strong_20_Emphasis"><text:span text:style-name="Strong_20_Emphasis"><text:span text:style-name="T16">7</text:span></text:span></text:span><text:span text:style-name="Strong_20_Emphasis"><text:span text:style-name="Strong_20_Emphasis"><text:span text:style-name="T15">.2</text:span></text:span></text:span><text:span text:style-name="Strong_20_Emphasis"><text:span text:style-name="T13"> Installing Visual Studio Code</text:span></text:span></text:h>
      <text:p text:style-name="P11"><text:span text:style-name="Strong_20_Emphasis"><text:span text:style-name="T13"/></text:span></text:p>
      <text:p text:style-name="P13"><text:span text:style-name="T13">Now let’s install </text:span><text:span text:style-name="Strong_20_Emphasis"><text:span text:style-name="T13">VS Code</text:span></text:span><text:span text:style-name="T13">, our IDE.<text:line-break/>VS Code is lightweight, powerful, and completely free — loved by millions of developers worldwide.</text:span></text:p>
      <text:list xml:id="list2078673417" text:style-name="L17">
        <text:list-item>
          <text:p text:style-name="P66">Go to code.visualstudio.com.</text:p>
        </text:list-item>
        <text:list-item>
          <text:p text:style-name="P66">Download the version for your operating system.</text:p>
        </text:list-item>
        <text:list-item>
          <text:p text:style-name="P66">Run the installer and follow the steps — the defaults are perfectly fine.</text:p>
        </text:list-item>
        <text:list-item>
          <text:p text:style-name="P70"><text:span text:style-name="T13">Once installed, open </text:span><text:span text:style-name="Strong_20_Emphasis"><text:span text:style-name="T13">Visual Studio Code</text:span></text:span><text:span text:style-name="T13"> — you’ll see a clean, minimal interface ready for action.</text:span></text:p>
        </text:list-item>
      </text:list>
      <text:h text:style-name="Heading_20_3" text:outline-level="3"><text:span text:style-name="Strong_20_Emphasis"><text:span text:style-name="Strong_20_Emphasis"><text:span text:style-name="T16">7</text:span></text:span></text:span><text:span text:style-name="Strong_20_Emphasis"><text:span text:style-name="Strong_20_Emphasis"><text:span text:style-name="T15">.</text:span></text:span></text:span><text:span text:style-name="Strong_20_Emphasis"><text:span text:style-name="T13">3: Installing Python Extensions for VS Code</text:span></text:span></text:h>
      <text:p text:style-name="P13"><text:span text:style-name="T13">VS Code by itself is like an empty toolbox — powerful, but waiting for the right tools.<text:line-break/></text:span><text:soft-page-break/><text:span text:style-name="T13">To work with Python, we’ll add a few must-have </text:span><text:span text:style-name="Strong_20_Emphasis"><text:span text:style-name="T13">extensions</text:span></text:span><text:span text:style-name="T13"> that make coding smoother, smarter, and more enjoyable.</text:span></text:p>
      <text:h text:style-name="Heading_20_4" text:outline-level="4"><text:span text:style-name="T13"><text:s/></text:span><text:span text:style-name="Strong_20_Emphasis"><text:span text:style-name="T13">Recommended Extensions:</text:span></text:span></text:h>
      <text:list xml:id="list2267505623" text:style-name="L18">
        <text:list-item>
          <text:p text:style-name="P71"><text:span text:style-name="Strong_20_Emphasis"><text:span text:style-name="T13">Python</text:span></text:span><text:span text:style-name="T13"> (by Microsoft)</text:span></text:p>
          <text:p text:style-name="P60">This is the main extension that lets VS Code understand Python code.<text:line-break/>It adds syntax highlighting, code suggestions, and a built-in way to run your programs.</text:p>
        </text:list-item>
        <text:list-item>
          <text:p text:style-name="P71"><text:span text:style-name="Strong_20_Emphasis"><text:span text:style-name="T13">Pylance</text:span></text:span></text:p>
          <text:p text:style-name="P59"><text:span text:style-name="T13">This one adds powerful </text:span><text:span text:style-name="Emphasis"><text:span text:style-name="T13">intellisense</text:span></text:span><text:span text:style-name="T13"> — that’s a fancy word for smart autocomplete, error hints, and type checking.<text:line-break/>It helps catch mistakes before you even run your code.</text:span></text:p>
        </text:list-item>
        <text:list-item>
          <text:p text:style-name="P71"><text:span text:style-name="Strong_20_Emphasis"><text:span text:style-name="T13">Code Runner</text:span></text:span></text:p>
          <text:p text:style-name="P60">Allows you to run your Python scripts with one click or a simple shortcut. Perfect for quick testing.</text:p>
          <text:p text:style-name="P71"><text:span text:style-name="Strong_20_Emphasis"><text:span text:style-name="T13"/></text:span></text:p>
        </text:list-item>
      </text:list>
      <text:h text:style-name="Heading_20_3" text:outline-level="3"><text:span text:style-name="Strong_20_Emphasis"><text:span text:style-name="Strong_20_Emphasis"><text:span text:style-name="T16">7</text:span></text:span></text:span><text:span text:style-name="Strong_20_Emphasis"><text:span text:style-name="Strong_20_Emphasis"><text:span text:style-name="T15">.</text:span></text:span></text:span><text:span text:style-name="Strong_20_Emphasis"><text:span text:style-name="T13">4: Linking VS Code and Python</text:span></text:span></text:h>
      <text:p text:style-name="Quotations"><text:span text:style-name="T13">Once you’ve installed the extensions, it’s time to make sure VS Code knows </text:span><text:span text:style-name="Emphasis"><text:span text:style-name="T13">where your Python installation is.</text:span></text:span></text:p>
      <text:list xml:id="list2008255724" text:style-name="L19">
        <text:list-item>
          <text:p text:style-name="P67">Open VS Code.</text:p>
        </text:list-item>
        <text:list-item>
          <text:p text:style-name="P72"><text:span text:style-name="T13">Click the gear icon ⚙️ → </text:span><text:span text:style-name="Strong_20_Emphasis"><text:span text:style-name="T13">Command Palette</text:span></text:span><text:span text:style-name="T13"> → search for “Python: Select Interpreter.”</text:span></text:p>
        </text:list-item>
        <text:list-item>
          <text:p text:style-name="P67">Choose the version of Python you just installed (it should say something like “Python 3.x”).</text:p>
        </text:list-item>
      </text:list>
      <text:p text:style-name="P19">Now VS Code is connected to Python — ready to run your code!</text:p>
      <text:p text:style-name="P22"/>
      <text:h text:style-name="P35" text:outline-level="3"><text:span text:style-name="Strong_20_Emphasis"><text:span text:style-name="Strong_20_Emphasis"><text:span text:style-name="T16">7</text:span></text:span></text:span><text:span text:style-name="Strong_20_Emphasis"><text:span text:style-name="Strong_20_Emphasis"><text:span text:style-name="T15">.</text:span></text:span></text:span><text:span text:style-name="Strong_20_Emphasis"><text:span text:style-name="T13">5: Creating Your First Python File</text:span></text:span></text:h>
      <text:p text:style-name="P18">Let’s make sure everything’s working.</text:p>
      <text:list xml:id="list224724102" text:style-name="L20">
        <text:list-item>
          <text:p text:style-name="P68">Create a new folder anywhere on your computer (for example, “PythonProjects”).</text:p>
        </text:list-item>
        <text:list-item>
          <text:p text:style-name="P68">Open that folder in VS Code.</text:p>
        </text:list-item>
        <text:list-item>
          <text:p text:style-name="P73"><text:soft-page-break/><text:span text:style-name="T13">Click </text:span><text:span text:style-name="Strong_20_Emphasis"><text:span text:style-name="T13">New File</text:span></text:span><text:span text:style-name="T13"> and name it </text:span><text:span text:style-name="Source_20_Text"><text:span text:style-name="T13">hello.py</text:span></text:span><text:span text:style-name="T13">.</text:span></text:p>
        </text:list-item>
        <text:list-item>
          <text:p text:style-name="P68">Inside it, type:</text:p>
          <text:p text:style-name="P54"><text:span text:style-name="Source_20_Text"><text:span text:style-name="T13">print("Hello, world!")</text:span></text:span></text:p>
        </text:list-item>
        <text:list-item>
          <text:p text:style-name="P68">Click the little ▶️ “Run” button in the top-right corner (or right-click → “Run Python File”).</text:p>
        </text:list-item>
      </text:list>
      <text:p text:style-name="Quotations"><text:span text:style-name="T13">You should see the message </text:span><text:span text:style-name="Strong_20_Emphasis"><text:span text:style-name="T13">Hello, world!</text:span></text:span><text:span text:style-name="T13"> appear in the terminal below.</text:span></text:p>
      <text:p text:style-name="Text_20_body"><text:span text:style-name="T13"><text:s/></text:span><text:span text:style-name="Strong_20_Emphasis"><text:span text:style-name="T13">Boom!</text:span></text:span><text:span text:style-name="T13"> You just wrote and ran your first Python program using VS Code!</text:span></text:p>
      <text:h text:style-name="P35" text:outline-level="3"><text:span text:style-name="Strong_20_Emphasis"><text:span text:style-name="T16">7.6 </text:span></text:span><text:span text:style-name="Strong_20_Emphasis"><text:span text:style-name="T13">Why VS Code Is a Great Choice</text:span></text:span></text:h>
      <text:p text:style-name="P11"><text:span text:style-name="Strong_20_Emphasis"><text:span text:style-name="T13"/></text:span></text:p>
      <text:p text:style-name="P18">VS Code isn’t just popular — it’s powerful and customizable.<text:line-break/>You can add themes, change the layout, and install hundreds of helpful extensions.<text:line-break/>It grows with you as you learn more — from simple Python scripts to full-scale web apps.</text:p>
      <text:p text:style-name="P16"><text:span text:style-name="T16">7.7 </text:span><text:span text:style-name="Strong_20_Emphasis"><text:span text:style-name="T13">Closing for This Section</text:span></text:span></text:p>
      <text:p text:style-name="P18">So now your Python setup is complete!<text:line-break/>You’ve got Python installed, VS Code ready, and all the essential extensions in place.</text:p>
      <text:p text:style-name="P13"><text:span text:style-name="T13">In the next section, we’ll finally dive into </text:span><text:span text:style-name="Strong_20_Emphasis"><text:span text:style-name="T13">writing Python code</text:span></text:span><text:span text:style-name="T13"> — learning the basic structure, syntax, and your very first real program.<text:line-break/>Get ready, because this is where your Python journey truly begins!</text:span></text:p>
      <text:h text:style-name="P32" text:outline-level="2"><text:span text:style-name="Strong_20_Emphasis"><text:span text:style-name="T18">8 </text:span></text:span><text:span text:style-name="Strong_20_Emphasis"><text:span text:style-name="T17">Writing Your First Python Code</text:span></text:span></text:h>
      <text:p text:style-name="P12"><text:span text:style-name="Strong_20_Emphasis"><text:span text:style-name="T17"/></text:span></text:p>
      <text:p text:style-name="P13">We’ve installed Python, set up VS Code, and everything’s ready.<text:line-break/>Now comes the best part — actually <text:span text:style-name="Emphasis">writing code</text:span>!<text:line-break/>This is where ideas start turning into something real on your screen.</text:p>
      <text:p text:style-name="P13">Don’t worry if this is your first time — Python is one of the easiest programming languages to start with.<text:line-break/>Its code is simple, readable, and feels almost like English.</text:p>
      <text:p text:style-name="P27">Let’s explain the program we wrote earlier in the hello.py file</text:p>
      <text:list xml:id="list4169244336" text:style-name="L21">
        <text:list-item>
          <text:p text:style-name="P74"><text:span text:style-name="Source_20_Text"><text:span text:style-name="T8">print</text:span></text:span><text:span text:style-name="T8"> is a </text:span><text:span text:style-name="Strong_20_Emphasis"><text:span text:style-name="T8">function</text:span></text:span><text:span text:style-name="T8"> — a built-in command that tells Python to display something on the screen.</text:span></text:p>
        </text:list-item>
      </text:list>
      <text:list xml:id="list2837235264" text:style-name="L22">
        <text:list-item>
          <text:p text:style-name="P75">The text inside the quotation marks <text:span text:style-name="Source_20_Text">"Hello, world!"</text:span> is called a <text:span text:style-name="Strong_20_Emphasis">string</text:span> — it’s just text data.</text:p>
        </text:list-item>
      </text:list>
      <text:list xml:id="list1668944632" text:style-name="L23">
        <text:list-item>
          <text:p text:style-name="P76"><text:soft-page-break/>When you run this, Python executes that command and shows the message on your terminal.</text:p>
        </text:list-item>
      </text:list>
      <text:h text:style-name="P36" text:outline-level="3"><text:span text:style-name="Strong_20_Emphasis"><text:span text:style-name="T16">8.1</text:span></text:span><text:span text:style-name="Strong_20_Emphasis"><text:span text:style-name="T13"> Running Your Program</text:span></text:span></text:h>
      <text:p text:style-name="Quotations">There are two easy ways to run your code in VS Code:</text:p>
      <text:h text:style-name="Heading_20_4" text:outline-level="4">▶️ <text:span text:style-name="Strong_20_Emphasis">Method 1: Using the Run Button</text:span></text:h>
      <text:p text:style-name="P13">Click the small <text:span text:style-name="Strong_20_Emphasis">Run ▶️</text:span> button in the top-right corner of VS Code.<text:line-break/>You should see this in the terminal below:</text:p>
      <text:p text:style-name="P24"><text:span text:style-name="Source_20_Text">Hello, world!</text:span></text:p>
      <text:h text:style-name="Heading_20_4" text:outline-level="4">💻 <text:span text:style-name="Strong_20_Emphasis">Method 2: Using the Terminal</text:span></text:h>
      <text:p text:style-name="Quotations">Alternatively, open the terminal (bottom of VS Code) and type:</text:p>
      <text:p text:style-name="P24"><text:span text:style-name="Source_20_Text">python hello.py</text:span></text:p>
      <text:p text:style-name="Quotations">or, on some systems:</text:p>
      <text:p text:style-name="P24"><text:span text:style-name="Source_20_Text">python3 hello.py</text:span></text:p>
      <text:p text:style-name="Quotations">You’ll get the same output — your computer just ran your Python code!</text:p>
      <text:p text:style-name="P16"><text:span text:style-name="T16">8.2 </text:span><text:span text:style-name="Strong_20_Emphasis"><text:span text:style-name="T13">What Just Happened</text:span></text:span></text:p>
      <text:p text:style-name="P13">When you ran your file, VS Code sent it to the <text:span text:style-name="Strong_20_Emphasis">Python interpreter</text:span>, which read your code line by line.<text:line-break/>It saw the command <text:span text:style-name="Source_20_Text">print("Hello, world!")</text:span> and said, “Okay, show this text on the screen.”</text:p>
      <text:p text:style-name="P13">That’s how every Python program works — the interpreter reads your instructions and executes them instantly.</text:p>
      <text:p text:style-name="P13">You’ve just written a complete program with one line of code!<text:line-break/>It might look small, but this is the same foundation used in much larger, complex programs.</text:p>
      <text:h text:style-name="P35" text:outline-level="3"><text:span text:style-name="Strong_20_Emphasis"><text:span text:style-name="T19">8</text:span></text:span><text:span text:style-name="Strong_20_Emphasis"><text:span text:style-name="T9">.3 </text:span></text:span><text:span text:style-name="Strong_20_Emphasis"><text:s/>“Hello, World”?</text:span></text:h>
      <text:p text:style-name="P11"><text:span text:style-name="Strong_20_Emphasis"/></text:p>
      <text:p text:style-name="P13">“Hello, world!” is a tradition in programming.<text:line-break/>It’s usually the very first program anyone writes when learning a new language.</text:p>
      <text:p text:style-name="P13">It’s simple, harmless, and instantly rewarding — you type one line, and the computer <text:span text:style-name="Emphasis">talks back</text:span>.<text:line-break/>It’s like shaking hands with your computer and saying, <text:span text:style-name="Emphasis">“Nice to meet you, let’s build something cool together!”</text:span></text:p>
      <text:p text:style-name="P30"><text:span text:style-name="Emphasis"><text:span text:style-name="T11">8.4 More examples:</text:span></text:span></text:p>
      <text:p text:style-name="P30"><text:span text:style-name="Emphasis"><text:span text:style-name="T10">Now that it’s working, try changing the text inside the quotes:</text:span></text:span></text:p>
      <text:p text:style-name="P29"><text:soft-page-break/><text:span text:style-name="Source_20_Text">print("Hello, Python!")</text:span></text:p>
      <text:p text:style-name="P29"><text:span text:style-name="Source_20_Text">print("My name is [Your Name]!")</text:span></text:p>
      <text:p text:style-name="P24"><text:span text:style-name="Source_20_Text">print("I’m learning programming!")</text:span></text:p>
      <text:p text:style-name="P13">Each line is a separate instruction that Python runs one after another.<text:line-break/>This is your first look at how <text:span text:style-name="Strong_20_Emphasis">a program is just a list of commands</text:span> that the computer follows, step by step.</text:p>
      <text:p text:style-name="P30"><text:span text:style-name="T12">8.5 </text:span><text:span text:style-name="Strong_20_Emphasis"><text:span text:style-name="T20">Adding Comments</text:span></text:span></text:p>
      <text:p text:style-name="P13">In Python, you can add notes or explanations to your code that don’t get executed.<text:line-break/>These are called <text:span text:style-name="Strong_20_Emphasis">comments</text:span>, and they start with the <text:span text:style-name="Source_20_Text">#</text:span> symbol.</text:p>
      <text:p text:style-name="Text_20_body">Example:</text:p>
      <text:p text:style-name="P29"><text:span text:style-name="Source_20_Text"># This program prints a simple greeting</text:span></text:p>
      <text:p text:style-name="P24"><text:span text:style-name="Source_20_Text">print("Hello, world!")</text:span></text:p>
      <text:p text:style-name="P13">Comments are extremely useful — they help you and others understand what your code does later on.</text:p>
      <text:h text:style-name="P35" text:outline-level="3"><text:span text:style-name="Strong_20_Emphasis"><text:span text:style-name="T9">8.</text:span></text:span><text:span text:style-name="Strong_20_Emphasis">6: Understanding the Flow</text:span></text:h>
      <text:p text:style-name="P11"><text:span text:style-name="Strong_20_Emphasis"/></text:p>
      <text:p text:style-name="P13">Every Python program runs <text:span text:style-name="Strong_20_Emphasis">from top to bottom</text:span>, line by line.<text:line-break/>The interpreter reads your code in order, executes each command, and moves on.</text:p>
      <text:p text:style-name="P13">As you start writing bigger programs, you’ll learn how to control this flow with loops, conditions, and functions.<text:line-break/>But for now, this simple script shows the <text:span text:style-name="Emphasis">core concept of programming</text:span>:<text:line-break/><text:span text:style-name="Strong_20_Emphasis">Giving clear, step-by-step instructions to the computer.</text:span></text:p>
      <text:h text:style-name="P34" text:outline-level="3">🎯 <text:span text:style-name="Strong_20_Emphasis">In Short</text:span></text:h>
      <text:list xml:id="list3308422460" text:style-name="L24">
        <text:list-item>
          <text:p text:style-name="P61">You wrote your first Python program 🎉</text:p>
        </text:list-item>
        <text:list-item>
          <text:p text:style-name="P61">You learned how to run it</text:p>
        </text:list-item>
        <text:list-item>
          <text:p text:style-name="P61">You saw how the <text:span text:style-name="Source_20_Text">print()</text:span> function works</text:p>
        </text:list-item>
        <text:list-item>
          <text:p text:style-name="P61">And you even added your first comment!</text:p>
        </text:list-item>
      </text:list>
      <text:p text:style-name="Quotations">You’ve officially taken your first step as a programmer.</text:p>
      <text:h text:style-name="P35" text:outline-level="3"><text:span text:style-name="Strong_20_Emphasis"><text:span text:style-name="T9">8.7 </text:span></text:span><text:span text:style-name="Strong_20_Emphasis">Closing for This Section</text:span></text:h>
      <text:p text:style-name="P11"><text:span text:style-name="Strong_20_Emphasis"/></text:p>
      <text:p text:style-name="P13">From here, we’ll start exploring <text:span text:style-name="Strong_20_Emphasis">Python’s basic building blocks</text:span> — variables, data types, and how to make the computer <text:span text:style-name="Emphasis">remember</text:span> and <text:span text:style-name="Emphasis">work with</text:span> information.</text:p>
      <text:p text:style-name="P13">This is where the real power of programming begins — turning simple text into logic and interaction.</text:p>
      <text:p text:style-name="P13"><text:soft-page-break/>So, let’s move on to the next section:<text:line-break/><text:span text:style-name="Strong_20_Emphasis">“Understanding Variables and Data Types in Python.”</text:span> 🧠💻</text:p>
      <text:p text:style-name="P13"/>
      <text:p text:style-name="P13"/>
      <text:p text:style-name="P28"/>
      <text:p text:style-name="P30"><text:span text:style-name="Emphasis"><text:span text:style-name="T10"/></text:span></text:p>
      <text:p text:style-name="P13"/>
      <text:p text:style-name="P23"/>
      <text:p text:style-name="P23"/>
      <text:p text:style-name="P18"/>
      <text:p text:style-name="P22"/>
      <text:p text:style-name="P21"/>
      <text:p text:style-name="P15"><text:span text:style-name="Default_20_Paragraph_20_Font"><text:span text:style-name="T3"/></text:span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egoe UI Emoji" svg:font-family="'Segoe UI Emoj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bg" fo:country="BG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bg" fo:country="BG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NSimSun" style:font-family-asian="NSimSun" style:font-family-generic-asian="modern" style:font-pitch-asian="fixe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bg" style:country-asian="BG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LFO2LVL1" style:display-name="WW_CharLFO2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4" style:display-name="WW_CharLFO1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5" style:display-name="WW_CharLFO1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7" style:display-name="WW_CharLFO1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8" style:display-name="WW_CharLFO1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4" style:display-name="WW_CharLFO1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5" style:display-name="WW_CharLFO1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8" style:display-name="WW_CharLFO1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7" style:display-name="WW_CharLFO1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4" style:display-name="WW_CharLFO1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5" style:display-name="WW_CharLFO1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7" style:display-name="WW_CharLFO1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8" style:display-name="WW_CharLFO1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4" style:display-name="WW_CharLFO1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5" style:display-name="WW_CharLFO1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7" style:display-name="WW_CharLFO1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8" style:display-name="WW_CharLFO1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4" style:display-name="WW_CharLFO1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5" style:display-name="WW_CharLFO1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7" style:display-name="WW_CharLFO1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8" style:display-name="WW_CharLFO1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meta:creation-date>2025-10-30T07:51:00Z</meta:creation-date>
    <dc:date>2025-11-04T07:41:23.267000000</dc:date>
    <meta:editing-cycles>12</meta:editing-cycles>
    <meta:editing-duration>PT7H20M42S</meta:editing-duration>
    <meta:document-statistic meta:table-count="0" meta:image-count="0" meta:object-count="0" meta:page-count="18" meta:paragraph-count="297" meta:word-count="4089" meta:character-count="24081" meta:non-whitespace-character-count="20266"/>
    <meta:template xlink:type="simple" xlink:actuate="onRequest" xlink:title="" xlink:href="Normal.dotm"/>
  </office:meta>
</office:document-meta>
</file>